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8b5" officeooo:paragraph-rsid="000c5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Tests Code 2 Grok – Full??</text:p>
      <text:p text:style-name="Standard"/>
      <text:p text:style-name="Standard">import os</text:p>
      <text:p text:style-name="Standard">import json</text:p>
      <text:p text:style-name="Standard">import hashlib</text:p>
      <text:p text:style-name="Standard">from datetime import datetime, timedelta</text:p>
      <text:p text:style-name="Standard">from pathlib import Path</text:p>
      <text:p text:style-name="Standard">from kivy.app import App</text:p>
      <text:p text:style-name="Standard">from kivy.uix.screenmanager import ScreenManager, Screen</text:p>
      <text:p text:style-name="Standard">from kivy.uix.textinput import TextInput</text:p>
      <text:p text:style-name="Standard">from kivy.uix.button import Button</text:p>
      <text:p text:style-name="Standard">from kivy.uix.label import Label</text:p>
      <text:p text:style-name="Standard">from kivy.uix.spinner import Spinner</text:p>
      <text:p text:style-name="Standard">from kivy.uix.popup import Popup</text:p>
      <text:p text:style-name="Standard">from kivy.uix.boxlayout import BoxLayout</text:p>
      <text:p text:style-name="Standard">from kivy.uix.checkbox import CheckBox</text:p>
      <text:p text:style-name="Standard">from kivy.uix.recycleview import RecycleView</text:p>
      <text:p text:style-name="Standard">from kivy.uix.recycleview.views import RecycleDataViewBehavior</text:p>
      <text:p text:style-name="Standard">from kivy.properties import BooleanProperty, ListProperty, StringProperty</text:p>
      <text:p text:style-name="Standard">from kivy.uix.recycleboxlayout import RecycleBoxLayout</text:p>
      <text:p text:style-name="Standard">from kivy.uix.behaviors import FocusBehavior, CompoundSelectionBehavior</text:p>
      <text:p text:style-name="Standard">from reportlab.lib.pagesizes import letter</text:p>
      <text:p text:style-name="Standard">from reportlab.pdfgen import canvas</text:p>
      <text:p text:style-name="Standard">try:</text:p>
      <text:p text:style-name="Standard"><text:s text:c="4"/>from android.permissions import request_permissions, Permission</text:p>
      <text:p text:style-name="Standard"><text:s text:c="4"/>from plyer import email</text:p>
      <text:p text:style-name="Standard">except ImportError:</text:p>
      <text:p text:style-name="Standard"><text:s text:c="4"/># For non-Android testing</text:p>
      <text:p text:style-name="Standard"><text:s text:c="4"/>Permission = None</text:p>
      <text:p text:style-name="Standard"><text:s text:c="4"/>request_permissions = None</text:p>
      <text:p text:style-name="Standard"><text:s text:c="4"/>email = None</text:p>
      <text:p text:style-name="Standard"/>
      <text:p text:style-name="Standard"># File storage setup</text:p>
      <text:p text:style-name="Standard">BASE_DIR = Path(os.path.expanduser("~/.fieldtests"))</text:p>
      <text:p text:style-name="Standard">CURVES_DIR = BASE_DIR / "Curves"</text:p>
      <text:p text:style-name="Standard">FORMS_DIR = BASE_DIR / "Forms"</text:p>
      <text:p text:style-name="Standard">ARCHIVED_CURVES_DIR = BASE_DIR / "ArchivedCurves"</text:p>
      <text:p text:style-name="Standard">ARCHIVED_FORMS_DIR = BASE_DIR / "ArchivedForms"</text:p>
      <text:p text:style-name="Standard">RECENT_ENTRIES_FILE = BASE_DIR / "recent_entries.json"</text:p>
      <text:p text:style-name="Standard">GENERAL_INFO_FILE = BASE_DIR / "general_info.json"</text:p>
      <text:p text:style-name="Standard"/>
      <text:p text:style-name="Standard">for d in [BASE_DIR, CURVES_DIR, FORMS_DIR, ARCHIVED_CURVES_DIR, ARCHIVED_FORMS_DIR]:</text:p>
      <text:p text:style-name="Standard"><text:s text:c="4"/>d.mkdir(parents=True, exist_ok=True)</text:p>
      <text:p text:style-name="Standard"/>
      <text:p text:style-name="Standard"># Passcodes (hashed for security)</text:p>
      <text:p text:style-name="Standard">ADMIN_PASSCODE_HASH = hashlib.sha256("1984".encode()).hexdigest()</text:p>
      <text:p text:style-name="Standard">MASTER_PASSCODE_HASH = hashlib.sha256("1776".encode()).hexdigest()</text:p>
      <text:p text:style-name="Standard"/>
      <text:p text:style-name="Standard"><text:soft-page-break/># Recent entries storage</text:p>
      <text:p text:style-name="Standard">def load_recent_entries():</text:p>
      <text:p text:style-name="Standard"><text:s text:c="4"/>if RECENT_ENTRIES_FILE.exists():</text:p>
      <text:p text:style-name="Standard"><text:s text:c="8"/>with open(RECENT_ENTRIES_FILE, 'r') as f:</text:p>
      <text:p text:style-name="Standard"><text:s text:c="12"/>return json.load(f)</text:p>
      <text:p text:style-name="Standard"><text:s text:c="4"/>return {}</text:p>
      <text:p text:style-name="Standard"/>
      <text:p text:style-name="Standard">def save_recent_entry(field, value):</text:p>
      <text:p text:style-name="Standard"><text:s text:c="4"/>recent = load_recent_entries()</text:p>
      <text:p text:style-name="Standard"><text:s text:c="4"/>if field not in recent:</text:p>
      <text:p text:style-name="Standard"><text:s text:c="8"/>recent[field] = []</text:p>
      <text:p text:style-name="Standard"><text:s text:c="4"/>if value and value not in recent[field]:</text:p>
      <text:p text:style-name="Standard"><text:s text:c="8"/>recent[field].insert(0, value)</text:p>
      <text:p text:style-name="Standard"><text:s text:c="8"/>recent[field] = recent[field][:5] <text:s/># Keep last 5</text:p>
      <text:p text:style-name="Standard"><text:s text:c="8"/>with open(RECENT_ENTRIES_FILE, 'w') as f:</text:p>
      <text:p text:style-name="Standard"><text:s text:c="12"/>json.dump(recent, f)</text:p>
      <text:p text:style-name="Standard"/>
      <text:p text:style-name="Standard"># Auto-complete TextInput</text:p>
      <text:p text:style-name="Standard">class AutoCompleteTextInput(TextInput):</text:p>
      <text:p text:style-name="Standard"><text:s text:c="4"/>def __init__(self, field_name, **kwargs):</text:p>
      <text:p text:style-name="Standard"><text:s text:c="8"/>super().__init__(**kwargs)</text:p>
      <text:p text:style-name="Standard"><text:s text:c="8"/>self.field_name = field_name</text:p>
      <text:p text:style-name="Standard"><text:s text:c="8"/>self.bind(focus=self.show_suggestions)</text:p>
      <text:p text:style-name="Standard"/>
      <text:p text:style-name="Standard"><text:s text:c="4"/>def show_suggestions(self, instance, value):</text:p>
      <text:p text:style-name="Standard"><text:s text:c="8"/>if value:</text:p>
      <text:p text:style-name="Standard"><text:s text:c="12"/>suggestions = load_recent_entries().get(self.field_name, [])</text:p>
      <text:p text:style-name="Standard"><text:s text:c="12"/>if suggestions:</text:p>
      <text:p text:style-name="Standard"><text:s text:c="16"/>content = BoxLayout(orientation='vertical')</text:p>
      <text:p text:style-name="Standard"><text:s text:c="16"/>for s in suggestions:</text:p>
      <text:p text:style-name="Standard"><text:s text:c="20"/>btn = Button(text=s, size_hint_y=None, height=40)</text:p>
      <text:p text:style-name="Standard"><text:s text:c="20"/>btn.bind(on_press=lambda b, val=s: self.select_suggestion(val))</text:p>
      <text:p text:style-name="Standard"><text:s text:c="20"/>content.add_widget(btn)</text:p>
      <text:p text:style-name="Standard"><text:s text:c="16"/>self.popup = Popup(title='Recent Entries', content=content, size_hint=(0.5, 0.5))</text:p>
      <text:p text:style-name="Standard"><text:s text:c="16"/>self.popup.open()</text:p>
      <text:p text:style-name="Standard"/>
      <text:p text:style-name="Standard"><text:s text:c="4"/>def select_suggestion(self, value):</text:p>
      <text:p text:style-name="Standard"><text:s text:c="8"/>self.text = value</text:p>
      <text:p text:style-name="Standard"><text:s text:c="8"/>self.focus = False</text:p>
      <text:p text:style-name="Standard"><text:s text:c="8"/>self.popup.dismiss()</text:p>
      <text:p text:style-name="Standard"/>
      <text:p text:style-name="Standard"># Selectable RecycleView item</text:p>
      <text:p text:style-name="Standard">class SelectableBox(RecycleDataViewBehavior, BoxLayout):</text:p>
      <text:p text:style-name="Standard"><text:s text:c="4"/>index = None</text:p>
      <text:p text:style-name="Standard"><text:s text:c="4"/>selected = BooleanProperty(False)</text:p>
      <text:p text:style-name="Standard"><text:s text:c="4"/>selectable = BooleanProperty(True)</text:p>
      <text:p text:style-name="Standard"><text:s text:c="4"/>text = StringProperty('')</text:p>
      <text:p text:style-name="Standard"><text:s text:c="4"/>color = StringProperty('#FFFFFF')</text:p>
      <text:p text:style-name="Standard"/>
      <text:p text:style-name="Standard"><text:soft-page-break/><text:s text:c="4"/>def __init__(self, **kwargs):</text:p>
      <text:p text:style-name="Standard"><text:s text:c="8"/>super().__init__(**kwargs)</text:p>
      <text:p text:style-name="Standard"><text:s text:c="8"/>self.orientation = 'horizontal'</text:p>
      <text:p text:style-name="Standard"><text:s text:c="8"/>self.checkbox = CheckBox(active=False)</text:p>
      <text:p text:style-name="Standard"><text:s text:c="8"/>self.label = Label(text=self.text, color=(0,0,0,1))</text:p>
      <text:p text:style-name="Standard"><text:s text:c="8"/>self.add_widget(self.checkbox)</text:p>
      <text:p text:style-name="Standard"><text:s text:c="8"/>self.add_widget(self.label)</text:p>
      <text:p text:style-name="Standard"/>
      <text:p text:style-name="Standard"><text:s text:c="4"/>def refresh_view_attrs(self, rv, index, data):</text:p>
      <text:p text:style-name="Standard"><text:s text:c="8"/>self.index = index</text:p>
      <text:p text:style-name="Standard"><text:s text:c="8"/>self.text = data['text']</text:p>
      <text:p text:style-name="Standard"><text:s text:c="8"/>self.label.text = self.text</text:p>
      <text:p text:style-name="Standard"><text:s text:c="8"/>self.selected = data.get('selected', False)</text:p>
      <text:p text:style-name="Standard"><text:s text:c="8"/>self.checkbox.active = self.selected</text:p>
      <text:p text:style-name="Standard"><text:s text:c="8"/>self.color = data.get('color', '#FFFFFF')</text:p>
      <text:p text:style-name="Standard"><text:s text:c="8"/>self.background_color = self.hex_to_rgba(self.color)</text:p>
      <text:p text:style-name="Standard"><text:s text:c="8"/>return super().refresh_view_attrs(rv, index, data)</text:p>
      <text:p text:style-name="Standard"/>
      <text:p text:style-name="Standard"><text:s text:c="4"/>def on_touch_down(self, touch):</text:p>
      <text:p text:style-name="Standard"><text:s text:c="8"/>if super().on_touch_down(touch):</text:p>
      <text:p text:style-name="Standard"><text:s text:c="12"/>return True</text:p>
      <text:p text:style-name="Standard"><text:s text:c="8"/>if self.collide_point(*touch.pos) and self.selectable:</text:p>
      <text:p text:style-name="Standard"><text:s text:c="12"/>self.selected = not self.selected</text:p>
      <text:p text:style-name="Standard"><text:s text:c="12"/>return self.parent.select_with_touch(self.index, touch)</text:p>
      <text:p text:style-name="Standard"/>
      <text:p text:style-name="Standard"><text:s text:c="4"/>def apply_selection(self, rv, index, is_selected):</text:p>
      <text:p text:style-name="Standard"><text:s text:c="8"/>self.selected = is_selected</text:p>
      <text:p text:style-name="Standard"><text:s text:c="8"/>self.checkbox.active = is_selected</text:p>
      <text:p text:style-name="Standard"><text:s text:c="8"/>rv.data[index]['selected'] = is_selected</text:p>
      <text:p text:style-name="Standard"/>
      <text:p text:style-name="Standard"><text:s text:c="4"/>def hex_to_rgba(self, hex_color):</text:p>
      <text:p text:style-name="Standard"><text:s text:c="8"/>hex_color = hex_color.lstrip('#')</text:p>
      <text:p text:style-name="Standard"><text:s text:c="8"/>return [int(hex_color[i:i+2], 16)/255 for i in (0, 2, 4)] + [1]</text:p>
      <text:p text:style-name="Standard"/>
      <text:p text:style-name="Standard"># Custom RecycleView with selection</text:p>
      <text:p text:style-name="Standard">class SelectableRecycleView(FocusBehavior, CompoundSelectionBehavior, RecycleView):</text:p>
      <text:p text:style-name="Standard"><text:s text:c="4"/>def __init__(self, **kwargs):</text:p>
      <text:p text:style-name="Standard"><text:s text:c="8"/>super().__init__(**kwargs)</text:p>
      <text:p text:style-name="Standard"><text:s text:c="8"/>self.layout_manager = RecycleBoxLayout(default_size=(None, None), default_size_hint=(1, None), size_hint=(1, None), orientation='vertical')</text:p>
      <text:p text:style-name="Standard"><text:s text:c="8"/>self.layout_manager.bind(minimum_height=self.layout_manager.setter('height'))</text:p>
      <text:p text:style-name="Standard"><text:s text:c="8"/>self.viewclass = 'SelectableBox'</text:p>
      <text:p text:style-name="Standard"/>
      <text:p text:style-name="Standard"># Main App</text:p>
      <text:p text:style-name="Standard">class FieldTestsApp(App):</text:p>
      <text:p text:style-name="Standard"><text:s text:c="4"/>def build(self):</text:p>
      <text:p text:style-name="Standard"><text:s text:c="8"/>self.sm = ScreenManager()</text:p>
      <text:p text:style-name="Standard"><text:s text:c="8"/>self.sm.add_widget(HomeScreen(name='home'))</text:p>
      <text:p text:style-name="Standard"><text:s text:c="8"/>self.sm.add_widget(CurvesScreen(name='curves'))</text:p>
      <text:p text:style-name="Standard"><text:soft-page-break/><text:s text:c="8"/>self.sm.add_widget(FormsScreen(name='forms'))</text:p>
      <text:p text:style-name="Standard"><text:s text:c="8"/>self.sm.add_widget(ArchiveScreen(name='archive'))</text:p>
      <text:p text:style-name="Standard"><text:s text:c="8"/>self.sm.add_widget(AdminScreen(name='admin'))</text:p>
      <text:p text:style-name="Standard"><text:s text:c="8"/>self.sm.add_widget(FormScreen(name='form'))</text:p>
      <text:p text:style-name="Standard"><text:s text:c="8"/>self.sm.add_widget(MoistureTestScreen(name='moisture_test'))</text:p>
      <text:p text:style-name="Standard"><text:s text:c="8"/>self.sm.add_widget(DeflectionTestScreen(name='deflection_test'))</text:p>
      <text:p text:style-name="Standard"><text:s text:c="8"/>self.sm.add_widget(AddCurveScreen(name='add_curve'))</text:p>
      <text:p text:style-name="Standard"><text:s text:c="8"/>self.sm.add_widget(ArchivedCurvesScreen(name='archived_curves'))</text:p>
      <text:p text:style-name="Standard"><text:s text:c="8"/>self.sm.add_widget(ArchivedFormsScreen(name='archived_forms'))</text:p>
      <text:p text:style-name="Standard"><text:s text:c="8"/>if Permission:</text:p>
      <text:p text:style-name="Standard"><text:s text:c="12"/>request_permissions([Permission.WRITE_EXTERNAL_STORAGE, Permission.READ_EXTERNAL_STORAGE])</text:p>
      <text:p text:style-name="Standard"><text:s text:c="8"/>return self.sm</text:p>
      <text:p text:style-name="Standard"/>
      <text:p text:style-name="Standard"># Home Screen</text:p>
      <text:p text:style-name="Standard">class Home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self.date = datetime.now().strftime("%Y%m%d_%H%M")</text:p>
      <text:p text:style-name="Standard"><text:s text:c="8"/>layout.add_widget(Label(text=f"Date: {self.date}"))</text:p>
      <text:p text:style-name="Standard"><text:s text:c="8"/>self.inspector_name = AutoCompleteTextInput(field_name="inspector_name", hint_text="Inspector Name")</text:p>
      <text:p text:style-name="Standard"><text:s text:c="8"/>self.inspector_initials = TextInput(hint_text="Initials (e.g., JL)")</text:p>
      <text:p text:style-name="Standard"><text:s text:c="8"/>self.district = AutoCompleteTextInput(field_name="district", hint_text="District")</text:p>
      <text:p text:style-name="Standard"><text:s text:c="8"/>layout.add_widget(self.inspector_name)</text:p>
      <text:p text:style-name="Standard"><text:s text:c="8"/>layout.add_widget(self.inspector_initials)</text:p>
      <text:p text:style-name="Standard"><text:s text:c="8"/>layout.add_widget(self.district)</text:p>
      <text:p text:style-name="Standard"><text:s text:c="8"/>save_btn = Button(text="Save General Info", on_press=lambda x: self.save_general_info())</text:p>
      <text:p text:style-name="Standard"><text:s text:c="8"/>layout.add_widget(save_btn)</text:p>
      <text:p text:style-name="Standard"><text:s text:c="8"/>for btn_text, screen in [("Curves", 'curves'), ("Forms", 'forms'), ("Archives", 'archive'), ("Admin", 'admin')]:</text:p>
      <text:p text:style-name="Standard"><text:s text:c="12"/>btn = Button(text=btn_text)</text:p>
      <text:p text:style-name="Standard"><text:s text:c="12"/>btn.bind(on_press=lambda b, s=screen: self.go_to(s))</text:p>
      <text:p text:style-name="Standard"><text:s text:c="12"/>layout.add_widget(btn)</text:p>
      <text:p text:style-name="Standard"><text:s text:c="8"/>self.add_widget(layout)</text:p>
      <text:p text:style-name="Standard"><text:s text:c="8"/>self.load_general_info()</text:p>
      <text:p text:style-name="Standard"/>
      <text:p text:style-name="Standard"><text:s text:c="4"/>def load_general_info(self):</text:p>
      <text:p text:style-name="Standard"><text:s text:c="8"/>if GENERAL_INFO_FILE.exists():</text:p>
      <text:p text:style-name="Standard"><text:s text:c="12"/>with open(GENERAL_INFO_FILE, 'r') as f:</text:p>
      <text:p text:style-name="Standard"><text:s text:c="16"/>info = json.load(f)</text:p>
      <text:p text:style-name="Standard"><text:s text:c="16"/>self.inspector_name.text = info.get('inspector_name', '')</text:p>
      <text:p text:style-name="Standard"><text:s text:c="16"/>self.inspector_initials.text = info.get('inspector_initials', '')</text:p>
      <text:p text:style-name="Standard"><text:s text:c="16"/>self.district.text = info.get('district', '')</text:p>
      <text:p text:style-name="Standard"/>
      <text:p text:style-name="Standard"><text:s text:c="4"/>def save_general_info(self):</text:p>
      <text:p text:style-name="Standard"><text:s text:c="8"/>info = {</text:p>
      <text:p text:style-name="Standard"><text:s text:c="12"/>"inspector_name": self.inspector_name.text,</text:p>
      <text:p text:style-name="Standard"><text:soft-page-break/><text:s text:c="12"/>"inspector_initials": self.inspector_initials.text,</text:p>
      <text:p text:style-name="Standard"><text:s text:c="12"/>"district": self.district.text</text:p>
      <text:p text:style-name="Standard"><text:s text:c="8"/>}</text:p>
      <text:p text:style-name="Standard"><text:s text:c="8"/>with open(GENERAL_INFO_FILE, 'w') as f:</text:p>
      <text:p text:style-name="Standard"><text:s text:c="12"/>json.dump(info, f)</text:p>
      <text:p text:style-name="Standard"><text:s text:c="8"/>save_recent_entry("inspector_name", self.inspector_name.text)</text:p>
      <text:p text:style-name="Standard"><text:s text:c="8"/>save_recent_entry("district", self.district.text)</text:p>
      <text:p text:style-name="Standard"/>
      <text:p text:style-name="Standard"><text:s text:c="4"/>def go_to(self, screen):</text:p>
      <text:p text:style-name="Standard"><text:s text:c="8"/>if not all([self.inspector_name.text, self.inspector_initials.text]):</text:p>
      <text:p text:style-name="Standard"><text:s text:c="12"/>Popup(title="Error", content=Label(text="Inspector Name and Initials required"), size_hint=(0.5, 0.3)).open()</text:p>
      <text:p text:style-name="Standard"><text:s text:c="12"/>return</text:p>
      <text:p text:style-name="Standard"><text:s text:c="8"/>self.save_general_info()</text:p>
      <text:p text:style-name="Standard"><text:s text:c="8"/>if screen == 'admin':</text:p>
      <text:p text:style-name="Standard"><text:s text:c="12"/>self.show_passcode_popup('admin')</text:p>
      <text:p text:style-name="Standard"><text:s text:c="8"/>else:</text:p>
      <text:p text:style-name="Standard"><text:s text:c="12"/>self.manager.current = screen</text:p>
      <text:p text:style-name="Standard"/>
      <text:p text:style-name="Standard"><text:s text:c="4"/>def show_passcode_popup(self, target, callback=None):</text:p>
      <text:p text:style-name="Standard"><text:s text:c="8"/>content = BoxLayout(orientation='vertical')</text:p>
      <text:p text:style-name="Standard"><text:s text:c="8"/>passcode_input = TextInput(hint_text="Enter Passcode", password=True)</text:p>
      <text:p text:style-name="Standard"><text:s text:c="8"/>content.add_widget(passcode_input)</text:p>
      <text:p text:style-name="Standard"><text:s text:c="8"/>submit_btn = Button(text="Submit")</text:p>
      <text:p text:style-name="Standard"><text:s text:c="8"/>submit_btn.bind(on_press=lambda x: self.verify_passcode(passcode_input.text, target, callback))</text:p>
      <text:p text:style-name="Standard"><text:s text:c="8"/>content.add_widget(submit_btn)</text:p>
      <text:p text:style-name="Standard"><text:s text:c="8"/>self.popup = Popup(title="Passcode", content=content, size_hint=(0.5, 0.5))</text:p>
      <text:p text:style-name="Standard"><text:s text:c="8"/>self.popup.open()</text:p>
      <text:p text:style-name="Standard"/>
      <text:p text:style-name="Standard"><text:s text:c="4"/>def verify_passcode(self, passcode, target, callback=None):</text:p>
      <text:p text:style-name="Standard"><text:s text:c="8"/>hash_input = hashlib.sha256(passcode.encode()).hexdigest()</text:p>
      <text:p text:style-name="Standard"><text:s text:c="8"/>if hash_input == ADMIN_PASSCODE_HASH or (target in ['change_passcode', 'unarchive', 'reopen'] and hash_input == MASTER_PASSCODE_HASH):</text:p>
      <text:p text:style-name="Standard"><text:s text:c="12"/>self.popup.dismiss()</text:p>
      <text:p text:style-name="Standard"><text:s text:c="12"/>if callback:</text:p>
      <text:p text:style-name="Standard"><text:s text:c="16"/>callback()</text:p>
      <text:p text:style-name="Standard"><text:s text:c="12"/>else:</text:p>
      <text:p text:style-name="Standard"><text:s text:c="16"/>self.manager.current = target</text:p>
      <text:p text:style-name="Standard"><text:s text:c="8"/>else:</text:p>
      <text:p text:style-name="Standard"><text:s text:c="12"/>Popup(title="Error", content=Label(text="Invalid Passcode"), size_hint=(0.5, 0.3)).open()</text:p>
      <text:p text:style-name="Standard"/>
      <text:p text:style-name="Standard"><text:s text:c="4"/>def show_change_passcode_popup(self):</text:p>
      <text:p text:style-name="Standard"><text:s text:c="8"/>content = BoxLayout(orientation='vertical')</text:p>
      <text:p text:style-name="Standard"><text:s text:c="8"/>new_passcode = TextInput(hint_text="New Passcode", password=True)</text:p>
      <text:p text:style-name="Standard"><text:s text:c="8"/>confirm = TextInput(hint_text="Confirm Passcode", password=True)</text:p>
      <text:p text:style-name="Standard"><text:s text:c="8"/>content.add_widget(new_passcode)</text:p>
      <text:p text:style-name="Standard"><text:s text:c="8"/>content.add_widget(confirm)</text:p>
      <text:p text:style-name="Standard"><text:s text:c="8"/>submit_btn = Button(text="Change")</text:p>
      <text:p text:style-name="Standard"><text:s text:c="8"/>submit_btn.bind(on_press=lambda x: self.change_passcode(new_passcode.text, confirm.text))</text:p>
      <text:p text:style-name="Standard"><text:soft-page-break/><text:s text:c="8"/>content.add_widget(submit_btn)</text:p>
      <text:p text:style-name="Standard"><text:s text:c="8"/>Popup(title="Change Passcode", content=content, size_hint=(0.5, 0.5)).open()</text:p>
      <text:p text:style-name="Standard"/>
      <text:p text:style-name="Standard"><text:s text:c="4"/>def change_passcode(self, new, confirm):</text:p>
      <text:p text:style-name="Standard"><text:s text:c="8"/>if new == confirm:</text:p>
      <text:p text:style-name="Standard"><text:s text:c="12"/>global ADMIN_PASSCODE_HASH</text:p>
      <text:p text:style-name="Standard"><text:s text:c="12"/>ADMIN_PASSCODE_HASH = hashlib.sha256(new.encode()).hexdigest()</text:p>
      <text:p text:style-name="Standard"><text:s text:c="12"/>Popup(title="Success", content=Label(text="Passcode changed"), size_hint=(0.5, 0.3)).open()</text:p>
      <text:p text:style-name="Standard"><text:s text:c="8"/>else:</text:p>
      <text:p text:style-name="Standard"><text:s text:c="12"/>Popup(title="Error", content=Label(text="Passcodes don't match"), size_hint=(0.5, 0.3)).open()</text:p>
      <text:p text:style-name="Standard"/>
      <text:p text:style-name="Standard"># Curves Screen</text:p>
      <text:p text:style-name="Standard">class Curves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self.search_input = TextInput(hint_text="Search")</text:p>
      <text:p text:style-name="Standard"><text:s text:c="8"/>self.search_input.bind(text=self.search)</text:p>
      <text:p text:style-name="Standard"><text:s text:c="8"/>layout.add_widget(self.search_input)</text:p>
      <text:p text:style-name="Standard"><text:s text:c="8"/>self.rv = SelectableRecycleView()</text:p>
      <text:p text:style-name="Standard"><text:s text:c="8"/>self.rv.data = []</text:p>
      <text:p text:style-name="Standard"><text:s text:c="8"/>layout.add_widget(self.rv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layout.add_widget(home_btn)</text:p>
      <text:p text:style-name="Standard"><text:s text:c="8"/>self.add_widget(layout)</text:p>
      <text:p text:style-name="Standard"><text:s text:c="8"/>self.full_data = []</text:p>
      <text:p text:style-name="Standard"><text:s text:c="8"/>self.load_curves()</text:p>
      <text:p text:style-name="Standard"/>
      <text:p text:style-name="Standard"><text:s text:c="4"/>def load_curves(self, dir=CURVES_DIR):</text:p>
      <text:p text:style-name="Standard"><text:s text:c="8"/>self.full_data = []</text:p>
      <text:p text:style-name="Standard"><text:s text:c="8"/>for file in dir.glob("*.json"):</text:p>
      <text:p text:style-name="Standard"><text:s text:c="12"/>curve = json.load(open(file))</text:p>
      <text:p text:style-name="Standard"><text:s text:c="12"/>self.full_data.append({</text:p>
      <text:p text:style-name="Standard"><text:s text:c="16"/>'text': f"{curve['name']} | {curve['source']} | {curve['sample_id']} | {curve['ngi']}",</text:p>
      <text:p text:style-name="Standard"><text:s text:c="16"/>'curve_name': curve['name'],</text:p>
      <text:p text:style-name="Standard"><text:s text:c="16"/>'selected': False,</text:p>
      <text:p text:style-name="Standard"><text:s text:c="16"/>'color': '#FFFFFF'</text:p>
      <text:p text:style-name="Standard"><text:s text:c="12"/>})</text:p>
      <text:p text:style-name="Standard"><text:s text:c="8"/>self.rv.data = self.full_data[:]</text:p>
      <text:p text:style-name="Standard"/>
      <text:p text:style-name="Standard"><text:s text:c="4"/>def search(self, instance, value):</text:p>
      <text:p text:style-name="Standard"><text:s text:c="8"/>term = value.lower()</text:p>
      <text:p text:style-name="Standard"><text:s text:c="8"/>self.rv.data = [d for d in self.full_data if term in d['text'].lower()]</text:p>
      <text:p text:style-name="Standard"/>
      <text:p text:style-name="Standard"># Archived Curves Screen</text:p>
      <text:p text:style-name="Standard">class ArchivedCurvesScreen(CurvesScreen):</text:p>
      <text:p text:style-name="Standard"><text:s text:c="4"/>def __init__(self, **kwargs):</text:p>
      <text:p text:style-name="Standard"><text:s text:c="8"/>super().__init__(**kwargs)</text:p>
      <text:p text:style-name="Standard"><text:soft-page-break/><text:s text:c="8"/>unarchive_btn = Button(text="Unarchive Selected")</text:p>
      <text:p text:style-name="Standard"><text:s text:c="8"/>unarchive_btn.bind(on_press=self.unarchive_curves)</text:p>
      <text:p text:style-name="Standard"><text:s text:c="8"/>self.layout.children[1].add_widget(unarchive_btn) <text:s/># Add before home</text:p>
      <text:p text:style-name="Standard"/>
      <text:p text:style-name="Standard"><text:s text:c="4"/>def load_curves(self):</text:p>
      <text:p text:style-name="Standard"><text:s text:c="8"/>super().load_curves(dir=ARCHIVED_CURVES_DIR)</text:p>
      <text:p text:style-name="Standard"/>
      <text:p text:style-name="Standard"><text:s text:c="4"/>def unarchive_curves(self, instance):</text:p>
      <text:p text:style-name="Standard"><text:s text:c="8"/>selected = [d for d in self.rv.data if d['selected']]</text:p>
      <text:p text:style-name="Standard"><text:s text:c="8"/>if not selected:</text:p>
      <text:p text:style-name="Standard"><text:s text:c="12"/>return</text:p>
      <text:p text:style-name="Standard"><text:s text:c="8"/>self.manager.get_screen('home').show_passcode_popup('unarchive', callback=lambda: self.do_unarchive(selected))</text:p>
      <text:p text:style-name="Standard"/>
      <text:p text:style-name="Standard"><text:s text:c="4"/>def do_unarchive(self, selected):</text:p>
      <text:p text:style-name="Standard"><text:s text:c="8"/>for d in selected:</text:p>
      <text:p text:style-name="Standard"><text:s text:c="12"/>os.rename(ARCHIVED_CURVES_DIR / f"{d['curve_name']}.json", CURVES_DIR / f"{d['curve_name']}.json")</text:p>
      <text:p text:style-name="Standard"><text:s text:c="8"/>self.load_curves()</text:p>
      <text:p text:style-name="Standard"/>
      <text:p text:style-name="Standard"># Forms Screen</text:p>
      <text:p text:style-name="Standard">class Forms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self.search_input = TextInput(hint_text="Search by ID/Name/Date")</text:p>
      <text:p text:style-name="Standard"><text:s text:c="8"/>self.search_input.bind(text=self.search)</text:p>
      <text:p text:style-name="Standard"><text:s text:c="8"/>layout.add_widget(self.search_input)</text:p>
      <text:p text:style-name="Standard"><text:s text:c="8"/>self.rv = SelectableRecycleView()</text:p>
      <text:p text:style-name="Standard"><text:s text:c="8"/>self.rv.data = []</text:p>
      <text:p text:style-name="Standard"><text:s text:c="8"/>layout.add_widget(self.rv)</text:p>
      <text:p text:style-name="Standard"><text:s text:c="8"/>create_btn = Button(text="Create New Form")</text:p>
      <text:p text:style-name="Standard"><text:s text:c="8"/>create_btn.bind(on_press=lambda x: self.create_form())</text:p>
      <text:p text:style-name="Standard"><text:s text:c="8"/>layout.add_widget(create_btn)</text:p>
      <text:p text:style-name="Standard"><text:s text:c="8"/>archive_btn = Button(text="Archive Selected")</text:p>
      <text:p text:style-name="Standard"><text:s text:c="8"/>archive_btn.bind(on_press=self.archive_forms)</text:p>
      <text:p text:style-name="Standard"><text:s text:c="8"/>layout.add_widget(archive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layout.add_widget(home_btn)</text:p>
      <text:p text:style-name="Standard"><text:s text:c="8"/>self.add_widget(layout)</text:p>
      <text:p text:style-name="Standard"><text:s text:c="8"/>self.full_data = []</text:p>
      <text:p text:style-name="Standard"><text:s text:c="8"/>self.load_forms()</text:p>
      <text:p text:style-name="Standard"/>
      <text:p text:style-name="Standard"><text:s text:c="4"/>def load_forms(self, dir=FORMS_DIR):</text:p>
      <text:p text:style-name="Standard"><text:s text:c="8"/>self.full_data = []</text:p>
      <text:p text:style-name="Standard"><text:s text:c="8"/>for form_dir in dir.iterdir():</text:p>
      <text:p text:style-name="Standard"><text:s text:c="12"/>if form_dir.is_dir():</text:p>
      <text:p text:style-name="Standard"><text:s text:c="16"/>form_file = form_dir / "form.json"</text:p>
      <text:p text:style-name="Standard"><text:soft-page-break/><text:s text:c="16"/>if form_file.exists():</text:p>
      <text:p text:style-name="Standard"><text:s text:c="20"/>form = json.load(open(form_file))</text:p>
      <text:p text:style-name="Standard"><text:s text:c="20"/>last_update = datetime.fromisoformat(form.get('last_update', form['date']))</text:p>
      <text:p text:style-name="Standard"><text:s text:c="20"/>age = datetime.now() - last_update</text:p>
      <text:p text:style-name="Standard"><text:s text:c="20"/>color = '#FFFFFF'</text:p>
      <text:p text:style-name="Standard"><text:s text:c="20"/>if form['status'] == "Incomplete":</text:p>
      <text:p text:style-name="Standard"><text:s text:c="24"/>if age &gt; timedelta(weeks=1):</text:p>
      <text:p text:style-name="Standard"><text:s text:c="28"/>color = '#FF0000'</text:p>
      <text:p text:style-name="Standard"><text:s text:c="24"/>elif age &gt; timedelta(days=3):</text:p>
      <text:p text:style-name="Standard"><text:s text:c="28"/>color = '#FFA500'</text:p>
      <text:p text:style-name="Standard"><text:s text:c="24"/>elif age &gt; timedelta(hours=24):</text:p>
      <text:p text:style-name="Standard"><text:s text:c="28"/>color = '#FFFF00'</text:p>
      <text:p text:style-name="Standard"><text:s text:c="20"/>self.full_data.append({</text:p>
      <text:p text:style-name="Standard"><text:s text:c="24"/>'text': f"{form['form_id']} | {form['status']} | {form['inspector_name']} | {form['date']}",</text:p>
      <text:p text:style-name="Standard"><text:s text:c="24"/>'form_id': form['form_id'],</text:p>
      <text:p text:style-name="Standard"><text:s text:c="24"/>'selected': False,</text:p>
      <text:p text:style-name="Standard"><text:s text:c="24"/>'color': color,</text:p>
      <text:p text:style-name="Standard"><text:s text:c="24"/>'status': form['status']</text:p>
      <text:p text:style-name="Standard"><text:s text:c="20"/>})</text:p>
      <text:p text:style-name="Standard"><text:s text:c="8"/># Sort: Incomplete oldest to newest, then Pending, Complete</text:p>
      <text:p text:style-name="Standard"><text:s text:c="8"/>self.full_data.sort(key=lambda x: (</text:p>
      <text:p text:style-name="Standard"><text:s text:c="12"/>0 if x['status'] == 'Incomplete' else 1 if x['status'] == 'Pending' else 2,</text:p>
      <text:p text:style-name="Standard"><text:s text:c="12"/>datetime.fromisoformat(x['text'].split('|')[-1].strip()) if x['status'] == 'Incomplete' else -datetime.fromisoformat(x['text'].split('|')[-1].strip())</text:p>
      <text:p text:style-name="Standard"><text:s text:c="8"/>))</text:p>
      <text:p text:style-name="Standard"><text:s text:c="8"/>self.rv.data = self.full_data[:]</text:p>
      <text:p text:style-name="Standard"/>
      <text:p text:style-name="Standard"><text:s text:c="4"/>def search(self, instance, value):</text:p>
      <text:p text:style-name="Standard"><text:s text:c="8"/>term = value.lower()</text:p>
      <text:p text:style-name="Standard"><text:s text:c="8"/>self.rv.data = [d for d in self.full_data if term in d['text'].lower()]</text:p>
      <text:p text:style-name="Standard"/>
      <text:p text:style-name="Standard"><text:s text:c="4"/>def create_form(self):</text:p>
      <text:p text:style-name="Standard"><text:s text:c="8"/>if not GENERAL_INFO_FILE.exists():</text:p>
      <text:p text:style-name="Standard"><text:s text:c="12"/>Popup(title="Error", content=Label(text="Save General Info first"), size_hint=(0.5, 0.3)).open()</text:p>
      <text:p text:style-name="Standard"><text:s text:c="12"/>return</text:p>
      <text:p text:style-name="Standard"><text:s text:c="8"/>info = json.load(open(GENERAL_INFO_FILE))</text:p>
      <text:p text:style-name="Standard"><text:s text:c="8"/>initials = info['inspector_initials']</text:p>
      <text:p text:style-name="Standard"><text:s text:c="8"/>date_str = datetime.now().strftime('%Y%m%d_%H%M')</text:p>
      <text:p text:style-name="Standard"><text:s text:c="8"/>counter = 1</text:p>
      <text:p text:style-name="Standard"><text:s text:c="8"/>while (FORMS_DIR / f"F{initials}{date_str}_{counter}").exists():</text:p>
      <text:p text:style-name="Standard"><text:s text:c="12"/>counter += 1</text:p>
      <text:p text:style-name="Standard"><text:s text:c="8"/>form_id = f"F{initials}{date_str}_{counter}"</text:p>
      <text:p text:style-name="Standard"><text:s text:c="8"/>form = {</text:p>
      <text:p text:style-name="Standard"><text:s text:c="12"/>"form_id": form_id,</text:p>
      <text:p text:style-name="Standard"><text:s text:c="12"/>"date": datetime.now().strftime('%Y%m%d_%H%M'),</text:p>
      <text:p text:style-name="Standard"><text:s text:c="12"/>"last_update": datetime.now().isoformat(),</text:p>
      <text:p text:style-name="Standard"><text:s text:c="12"/>"inspector_name": info['inspector_name'],</text:p>
      <text:p text:style-name="Standard"><text:s text:c="12"/>"project_no": "",</text:p>
      <text:p text:style-name="Standard"><text:s text:c="12"/>"contract_no": "",</text:p>
      <text:p text:style-name="Standard"><text:soft-page-break/><text:s text:c="12"/>"curve_name": "",</text:p>
      <text:p text:style-name="Standard"><text:s text:c="12"/>"status": "Incomplete",</text:p>
      <text:p text:style-name="Standard"><text:s text:c="12"/>"tests": [],</text:p>
      <text:p text:style-name="Standard"><text:s text:c="12"/>"moisture_result": "Pending",</text:p>
      <text:p text:style-name="Standard"><text:s text:c="12"/>"deflection_result": "Pending",</text:p>
      <text:p text:style-name="Standard"><text:s text:c="12"/>"overall_result": "Pending",</text:p>
      <text:p text:style-name="Standard"><text:s text:c="12"/>"close_reason": ""</text:p>
      <text:p text:style-name="Standard"><text:s text:c="8"/>}</text:p>
      <text:p text:style-name="Standard"><text:s text:c="8"/>form_dir = FORMS_DIR / form_id</text:p>
      <text:p text:style-name="Standard"><text:s text:c="8"/>form_dir.mkdir(exist_ok=True)</text:p>
      <text:p text:style-name="Standard"><text:s text:c="8"/>(form_dir / "Tests").mkdir(exist_ok=True)</text:p>
      <text:p text:style-name="Standard"><text:s text:c="8"/>with open(form_dir / "form.json", 'w') as f:</text:p>
      <text:p text:style-name="Standard"><text:s text:c="12"/>json.dump(form, f)</text:p>
      <text:p text:style-name="Standard"><text:s text:c="8"/>self.manager.get_screen('form').load_form(form_id)</text:p>
      <text:p text:style-name="Standard"><text:s text:c="8"/>self.manager.current = 'form'</text:p>
      <text:p text:style-name="Standard"/>
      <text:p text:style-name="Standard"><text:s text:c="4"/>def archive_forms(self, instance):</text:p>
      <text:p text:style-name="Standard"><text:s text:c="8"/>selected = [d for d in self.rv.data if d['selected']]</text:p>
      <text:p text:style-name="Standard"><text:s text:c="8"/>if not selected:</text:p>
      <text:p text:style-name="Standard"><text:s text:c="12"/>return</text:p>
      <text:p text:style-name="Standard"><text:s text:c="8"/>content = BoxLayout(orientation='vertical')</text:p>
      <text:p text:style-name="Standard"><text:s text:c="8"/>content.add_widget(Label(text="Confirm Archive?"))</text:p>
      <text:p text:style-name="Standard"><text:s text:c="8"/>yes_btn = Button(text="Yes")</text:p>
      <text:p text:style-name="Standard"><text:s text:c="8"/>yes_btn.bind(on_press=lambda x: self.do_archive_forms(selected))</text:p>
      <text:p text:style-name="Standard"><text:s text:c="8"/>content.add_widget(yes_btn)</text:p>
      <text:p text:style-name="Standard"><text:s text:c="8"/>Popup(title="Archive Forms", content=content, size_hint=(0.5, 0.3)).open()</text:p>
      <text:p text:style-name="Standard"/>
      <text:p text:style-name="Standard"><text:s text:c="4"/>def do_archive_forms(self, selected):</text:p>
      <text:p text:style-name="Standard"><text:s text:c="8"/>for d in selected:</text:p>
      <text:p text:style-name="Standard"><text:s text:c="12"/>os.rename(FORMS_DIR / d['form_id'], ARCHIVED_FORMS_DIR / d['form_id'])</text:p>
      <text:p text:style-name="Standard"><text:s text:c="8"/>self.load_forms()</text:p>
      <text:p text:style-name="Standard"/>
      <text:p text:style-name="Standard"># Archived Forms Screen</text:p>
      <text:p text:style-name="Standard">class ArchivedFormsScreen(FormsScreen):</text:p>
      <text:p text:style-name="Standard"><text:s text:c="4"/>def __init__(self, **kwargs):</text:p>
      <text:p text:style-name="Standard"><text:s text:c="8"/>super().__init__(**kwargs)</text:p>
      <text:p text:style-name="Standard"><text:s text:c="8"/>self.layout.remove_widget(self.layout.children[-3]) <text:s/># Remove create</text:p>
      <text:p text:style-name="Standard"><text:s text:c="8"/>self.layout.remove_widget(self.layout.children[-2]) <text:s/># Remove archive</text:p>
      <text:p text:style-name="Standard"><text:s text:c="8"/>unarchive_btn = Button(text="Unarchive Selected")</text:p>
      <text:p text:style-name="Standard"><text:s text:c="8"/>unarchive_btn.bind(on_press=self.unarchive_forms)</text:p>
      <text:p text:style-name="Standard"><text:s text:c="8"/>self.layout.add_widget(unarchive_btn, index=2) <text:s/># Before home</text:p>
      <text:p text:style-name="Standard"/>
      <text:p text:style-name="Standard"><text:s text:c="4"/>def load_forms(self):</text:p>
      <text:p text:style-name="Standard"><text:s text:c="8"/>super().load_forms(dir=ARCHIVED_FORMS_DIR)</text:p>
      <text:p text:style-name="Standard"/>
      <text:p text:style-name="Standard"><text:s text:c="4"/>def unarchive_forms(self, instance):</text:p>
      <text:p text:style-name="Standard"><text:s text:c="8"/>selected = [d for d in self.rv.data if d['selected']]</text:p>
      <text:p text:style-name="Standard"><text:s text:c="8"/>if not selected:</text:p>
      <text:p text:style-name="Standard"><text:s text:c="12"/>return</text:p>
      <text:p text:style-name="Standard"><text:soft-page-break/><text:s text:c="8"/>self.manager.get_screen('home').show_passcode_popup('unarchive', callback=lambda: self.do_unarchive_forms(selected))</text:p>
      <text:p text:style-name="Standard"/>
      <text:p text:style-name="Standard"><text:s text:c="4"/>def do_unarchive_forms(self, selected):</text:p>
      <text:p text:style-name="Standard"><text:s text:c="8"/>for d in selected:</text:p>
      <text:p text:style-name="Standard"><text:s text:c="12"/>os.rename(ARCHIVED_FORMS_DIR / d['form_id'], FORMS_DIR / d['form_id'])</text:p>
      <text:p text:style-name="Standard"><text:s text:c="8"/>self.load_forms()</text:p>
      <text:p text:style-name="Standard"/>
      <text:p text:style-name="Standard"># Archive Screen</text:p>
      <text:p text:style-name="Standard">class Archive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archived_curves_btn = Button(text="Archived Curves")</text:p>
      <text:p text:style-name="Standard"><text:s text:c="8"/>archived_curves_btn.bind(on_press=lambda x: self.manager.current = 'archived_curves')</text:p>
      <text:p text:style-name="Standard"><text:s text:c="8"/>layout.add_widget(archived_curves_btn)</text:p>
      <text:p text:style-name="Standard"><text:s text:c="8"/>archived_forms_btn = Button(text="Archived Forms")</text:p>
      <text:p text:style-name="Standard"><text:s text:c="8"/>archived_forms_btn.bind(on_press=lambda x: self.manager.current = 'archived_forms')</text:p>
      <text:p text:style-name="Standard"><text:s text:c="8"/>layout.add_widget(archived_forms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layout.add_widget(home_btn)</text:p>
      <text:p text:style-name="Standard"><text:s text:c="8"/>self.add_widget(layout)</text:p>
      <text:p text:style-name="Standard"/>
      <text:p text:style-name="Standard"># Admin Screen</text:p>
      <text:p text:style-name="Standard">class Admin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self.search_input = TextInput(hint_text="Search")</text:p>
      <text:p text:style-name="Standard"><text:s text:c="8"/>self.search_input.bind(text=self.search)</text:p>
      <text:p text:style-name="Standard"><text:s text:c="8"/>layout.add_widget(self.search_input)</text:p>
      <text:p text:style-name="Standard"><text:s text:c="8"/>self.rv = SelectableRecycleView()</text:p>
      <text:p text:style-name="Standard"><text:s text:c="8"/>self.rv.data = []</text:p>
      <text:p text:style-name="Standard"><text:s text:c="8"/>layout.add_widget(self.rv)</text:p>
      <text:p text:style-name="Standard"><text:s text:c="8"/>add_btn = Button(text="Add New Curve")</text:p>
      <text:p text:style-name="Standard"><text:s text:c="8"/>add_btn.bind(on_press=lambda x: self.manager.current = 'add_curve')</text:p>
      <text:p text:style-name="Standard"><text:s text:c="8"/>layout.add_widget(add_btn)</text:p>
      <text:p text:style-name="Standard"><text:s text:c="8"/>archive_btn = Button(text="Archive Selected")</text:p>
      <text:p text:style-name="Standard"><text:s text:c="8"/>archive_btn.bind(on_press=self.archive_curves)</text:p>
      <text:p text:style-name="Standard"><text:s text:c="8"/>layout.add_widget(archive_btn)</text:p>
      <text:p text:style-name="Standard"><text:s text:c="8"/>change_pass_btn = Button(text="Change Passcode")</text:p>
      <text:p text:style-name="Standard"><text:s text:c="8"/>change_pass_btn.bind(on_press=lambda x: self.manager.get_screen('home').show_passcode_popup('change_passcode', callback=self.manager.get_screen('home').show_change_passcode_popup))</text:p>
      <text:p text:style-name="Standard"><text:s text:c="8"/>layout.add_widget(change_pass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layout.add_widget(home_btn)</text:p>
      <text:p text:style-name="Standard"><text:soft-page-break/><text:s text:c="8"/>self.add_widget(layout)</text:p>
      <text:p text:style-name="Standard"><text:s text:c="8"/>self.full_data = []</text:p>
      <text:p text:style-name="Standard"><text:s text:c="8"/>self.load_curves()</text:p>
      <text:p text:style-name="Standard"/>
      <text:p text:style-name="Standard"><text:s text:c="4"/>def load_curves(self):</text:p>
      <text:p text:style-name="Standard"><text:s text:c="8"/>self.full_data = []</text:p>
      <text:p text:style-name="Standard"><text:s text:c="8"/>for file in CURVES_DIR.glob("*.json"):</text:p>
      <text:p text:style-name="Standard"><text:s text:c="12"/>curve = json.load(open(file))</text:p>
      <text:p text:style-name="Standard"><text:s text:c="12"/>self.full_data.append({</text:p>
      <text:p text:style-name="Standard"><text:s text:c="16"/>'text': f"{curve['name']} | {curve['source']} | {curve['sample_id']} | {curve['ngi']}",</text:p>
      <text:p text:style-name="Standard"><text:s text:c="16"/>'curve_name': curve['name'],</text:p>
      <text:p text:style-name="Standard"><text:s text:c="16"/>'selected': False,</text:p>
      <text:p text:style-name="Standard"><text:s text:c="16"/>'color': '#FFFFFF'</text:p>
      <text:p text:style-name="Standard"><text:s text:c="12"/>})</text:p>
      <text:p text:style-name="Standard"><text:s text:c="8"/>self.rv.data = self.full_data[:]</text:p>
      <text:p text:style-name="Standard"/>
      <text:p text:style-name="Standard"><text:s text:c="4"/>def search(self, instance, value):</text:p>
      <text:p text:style-name="Standard"><text:s text:c="8"/>term = value.lower()</text:p>
      <text:p text:style-name="Standard"><text:s text:c="8"/>self.rv.data = [d for d in self.full_data if term in d['text'].lower()]</text:p>
      <text:p text:style-name="Standard"/>
      <text:p text:style-name="Standard"><text:s text:c="4"/>def archive_curves(self, instance):</text:p>
      <text:p text:style-name="Standard"><text:s text:c="8"/>selected = [d for d in self.rv.data if d['selected']]</text:p>
      <text:p text:style-name="Standard"><text:s text:c="8"/>if not selected:</text:p>
      <text:p text:style-name="Standard"><text:s text:c="12"/>return</text:p>
      <text:p text:style-name="Standard"><text:s text:c="8"/>content = BoxLayout(orientation='vertical')</text:p>
      <text:p text:style-name="Standard"><text:s text:c="8"/>content.add_widget(Label(text="Confirm Archive?"))</text:p>
      <text:p text:style-name="Standard"><text:s text:c="8"/>yes_btn = Button(text="Yes")</text:p>
      <text:p text:style-name="Standard"><text:s text:c="8"/>yes_btn.bind(on_press=lambda x: self.do_archive_curves(selected))</text:p>
      <text:p text:style-name="Standard"><text:s text:c="8"/>content.add_widget(yes_btn)</text:p>
      <text:p text:style-name="Standard"><text:s text:c="8"/>Popup(title="Archive Curve", content=content, size_hint=(0.5, 0.3)).open()</text:p>
      <text:p text:style-name="Standard"/>
      <text:p text:style-name="Standard"><text:s text:c="4"/>def do_archive_curves(self, selected):</text:p>
      <text:p text:style-name="Standard"><text:s text:c="8"/>for d in selected:</text:p>
      <text:p text:style-name="Standard"><text:s text:c="12"/>os.rename(CURVES_DIR / f"{d['curve_name']}.json", ARCHIVED_CURVES_DIR / f"{d['curve_name']}.json")</text:p>
      <text:p text:style-name="Standard"><text:s text:c="8"/>self.load_curves()</text:p>
      <text:p text:style-name="Standard"/>
      <text:p text:style-name="Standard"># Add Curve Screen</text:p>
      <text:p text:style-name="Standard">class AddCurve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layout = BoxLayout(orientation='vertical', padding=10, spacing=10)</text:p>
      <text:p text:style-name="Standard"><text:s text:c="8"/>self.name = AutoCompleteTextInput(field_name="curve_name", hint_text="Curve Name")</text:p>
      <text:p text:style-name="Standard"><text:s text:c="8"/>self.soil_type = AutoCompleteTextInput(field_name="soil_type", hint_text="Soil Type")</text:p>
      <text:p text:style-name="Standard"><text:s text:c="8"/>self.source = AutoCompleteTextInput(field_name="source", hint_text="Source")</text:p>
      <text:p text:style-name="Standard"><text:s text:c="8"/>self.sample_id = AutoCompleteTextInput(field_name="sample_id", hint_text="Sample ID")</text:p>
      <text:p text:style-name="Standard"><text:s text:c="8"/>self.ngi = TextInput(hint_text="NGI")</text:p>
      <text:p text:style-name="Standard"><text:s text:c="8"/>self.target_dtv = TextInput(hint_text="Target DTV")</text:p>
      <text:p text:style-name="Standard"><text:s text:c="8"/>self.optimum_moisture = TextInput(hint_text="Optimum Moisture")</text:p>
      <text:p text:style-name="Standard"><text:soft-page-break/><text:s text:c="8"/>limits_layout = BoxLayout(orientation='horizontal')</text:p>
      <text:p text:style-name="Standard"><text:s text:c="8"/>self.lower_limit = TextInput(hint_text="Lower Limit (e.g., -3)")</text:p>
      <text:p text:style-name="Standard"><text:s text:c="8"/>self.upper_limit = TextInput(hint_text="Upper Limit (e.g., +2)")</text:p>
      <text:p text:style-name="Standard"><text:s text:c="8"/>limits_layout.add_widget(self.lower_limit)</text:p>
      <text:p text:style-name="Standard"><text:s text:c="8"/>limits_layout.add_widget(self.upper_limit)</text:p>
      <text:p text:style-name="Standard"><text:s text:c="8"/>self.notes = TextInput(hint_text="Notes")</text:p>
      <text:p text:style-name="Standard"><text:s text:c="8"/>layout.add_widget(self.name)</text:p>
      <text:p text:style-name="Standard"><text:s text:c="8"/>layout.add_widget(self.soil_type)</text:p>
      <text:p text:style-name="Standard"><text:s text:c="8"/>layout.add_widget(self.source)</text:p>
      <text:p text:style-name="Standard"><text:s text:c="8"/>layout.add_widget(self.sample_id)</text:p>
      <text:p text:style-name="Standard"><text:s text:c="8"/>layout.add_widget(self.ngi)</text:p>
      <text:p text:style-name="Standard"><text:s text:c="8"/>layout.add_widget(self.target_dtv)</text:p>
      <text:p text:style-name="Standard"><text:s text:c="8"/>layout.add_widget(self.optimum_moisture)</text:p>
      <text:p text:style-name="Standard"><text:s text:c="8"/>layout.add_widget(Label(text="Required Moisture Limits"))</text:p>
      <text:p text:style-name="Standard"><text:s text:c="8"/>layout.add_widget(limits_layout)</text:p>
      <text:p text:style-name="Standard"><text:s text:c="8"/>layout.add_widget(self.notes)</text:p>
      <text:p text:style-name="Standard"><text:s text:c="8"/>save_btn = Button(text="Save")</text:p>
      <text:p text:style-name="Standard"><text:s text:c="8"/>save_btn.bind(on_press=self.save_curve)</text:p>
      <text:p text:style-name="Standard"><text:s text:c="8"/>layout.add_widget(save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layout.add_widget(home_btn)</text:p>
      <text:p text:style-name="Standard"><text:s text:c="8"/>self.add_widget(layout)</text:p>
      <text:p text:style-name="Standard"/>
      <text:p text:style-name="Standard"><text:s text:c="4"/>def save_curve(self, instance):</text:p>
      <text:p text:style-name="Standard"><text:s text:c="8"/>try:</text:p>
      <text:p text:style-name="Standard"><text:s text:c="12"/>curve = {</text:p>
      <text:p text:style-name="Standard"><text:s text:c="16"/>"name": self.name.text,</text:p>
      <text:p text:style-name="Standard"><text:s text:c="16"/>"soil_type": self.soil_type.text,</text:p>
      <text:p text:style-name="Standard"><text:s text:c="16"/>"source": self.source.text,</text:p>
      <text:p text:style-name="Standard"><text:s text:c="16"/>"sample_id": self.sample_id.text,</text:p>
      <text:p text:style-name="Standard"><text:s text:c="16"/>"ngi": self.ngi.text,</text:p>
      <text:p text:style-name="Standard"><text:s text:c="16"/>"target_dtv": float(self.target_dtv.text),</text:p>
      <text:p text:style-name="Standard"><text:s text:c="16"/>"optimum_moisture": float(self.optimum_moisture.text),</text:p>
      <text:p text:style-name="Standard"><text:s text:c="16"/>"moisture_limits": [float(self.lower_limit.text), float(self.upper_limit.text)],</text:p>
      <text:p text:style-name="Standard"><text:s text:c="16"/>"notes": self.notes.text</text:p>
      <text:p text:style-name="Standard"><text:s text:c="12"/>}</text:p>
      <text:p text:style-name="Standard"><text:s text:c="12"/>with open(CURVES_DIR / f"{self.name.text}.json", 'w') as f:</text:p>
      <text:p text:style-name="Standard"><text:s text:c="16"/>json.dump(curve, f)</text:p>
      <text:p text:style-name="Standard"><text:s text:c="12"/>for field in ["curve_name", "soil_type", "source", "sample_id"]:</text:p>
      <text:p text:style-name="Standard"><text:s text:c="16"/>save_recent_entry(field, getattr(self, field.replace("_name", "")).text)</text:p>
      <text:p text:style-name="Standard"><text:s text:c="12"/>self.manager.current = 'admin'</text:p>
      <text:p text:style-name="Standard"><text:s text:c="8"/>except ValueError:</text:p>
      <text:p text:style-name="Standard"><text:s text:c="12"/>Popup(title="Error", content=Label(text="Invalid numeric values"), size_hint=(0.5, 0.3)).open()</text:p>
      <text:p text:style-name="Standard"/>
      <text:p text:style-name="Standard"># Form Screen</text:p>
      <text:p text:style-name="Standard">class FormScreen(Screen):</text:p>
      <text:p text:style-name="Standard"><text:s text:c="4"/>def __init__(self, **kwargs):</text:p>
      <text:p text:style-name="Standard"><text:s text:c="8"/>super().__init__(**kwargs)</text:p>
      <text:p text:style-name="Standard"><text:soft-page-break/><text:s text:c="8"/>self.layout = BoxLayout(orientation='vertical', padding=10, spacing=10)</text:p>
      <text:p text:style-name="Standard"><text:s text:c="8"/>self.add_widget(self.layout)</text:p>
      <text:p text:style-name="Standard"><text:s text:c="8"/>self.form = None</text:p>
      <text:p text:style-name="Standard"><text:s text:c="8"/>self.curve_data_labels = {}</text:p>
      <text:p text:style-name="Standard"/>
      <text:p text:style-name="Standard"><text:s text:c="4"/>def load_form(self, form_id):</text:p>
      <text:p text:style-name="Standard"><text:s text:c="8"/>self.layout.clear_widgets()</text:p>
      <text:p text:style-name="Standard"><text:s text:c="8"/>form_dir = FORMS_DIR / form_id</text:p>
      <text:p text:style-name="Standard"><text:s text:c="8"/>form_file = form_dir / "form.json"</text:p>
      <text:p text:style-name="Standard"><text:s text:c="8"/>self.form = json.load(open(form_file))</text:p>
      <text:p text:style-name="Standard"><text:s text:c="8"/>self.form_id = form_id</text:p>
      <text:p text:style-name="Standard"><text:s text:c="8"/>self.layout.add_widget(Label(text=f"Date: {self.form['date']}"))</text:p>
      <text:p text:style-name="Standard"><text:s text:c="8"/>self.layout.add_widget(Label(text=f"Form ID: {self.form['form_id']}"))</text:p>
      <text:p text:style-name="Standard"><text:s text:c="8"/>self.inspector_name = AutoCompleteTextInput(field_name="inspector_name", text=self.form['inspector_name'])</text:p>
      <text:p text:style-name="Standard"><text:s text:c="8"/>self.project_no = AutoCompleteTextInput(field_name="project_no", text=self.form['project_no'])</text:p>
      <text:p text:style-name="Standard"><text:s text:c="8"/>self.contract_no = AutoCompleteTextInput(field_name="contract_no", text=self.form['contract_no'])</text:p>
      <text:p text:style-name="Standard"><text:s text:c="8"/>curve_names = [f.stem for f in CURVES_DIR.glob("*.json")]</text:p>
      <text:p text:style-name="Standard"><text:s text:c="8"/>self.curve_name = Spinner(text=self.form['curve_name'], values=curve_names)</text:p>
      <text:p text:style-name="Standard"><text:s text:c="8"/>self.curve_name.bind(text=self.load_curve_data)</text:p>
      <text:p text:style-name="Standard"><text:s text:c="8"/>req_note = Label(text="· = Required Field")</text:p>
      <text:p text:style-name="Standard"><text:s text:c="8"/>self.layout.add_widget(req_note)</text:p>
      <text:p text:style-name="Standard"><text:s text:c="8"/>self.layout.add_widget(self.inspector_name)</text:p>
      <text:p text:style-name="Standard"><text:s text:c="8"/>self.layout.add_widget(self.project_no)</text:p>
      <text:p text:style-name="Standard"><text:s text:c="8"/>self.layout.add_widget(self.contract_no)</text:p>
      <text:p text:style-name="Standard"><text:s text:c="8"/>self.layout.add_widget(self.curve_name)</text:p>
      <text:p text:style-name="Standard"><text:s text:c="8"/>fields = ["soil_type", "source", "sample_id", "ngi", "target_dtv", "optimum_moisture", "moisture_limits", "notes"]</text:p>
      <text:p text:style-name="Standard"><text:s text:c="8"/>for field in fields:</text:p>
      <text:p text:style-name="Standard"><text:s text:c="12"/>self.curve_data_labels[field] = Label(text=f"{field.replace('_', ' ').title()}: ")</text:p>
      <text:p text:style-name="Standard"><text:s text:c="12"/>self.layout.add_widget(self.curve_data_labels[field])</text:p>
      <text:p text:style-name="Standard"><text:s text:c="8"/>if self.form['curve_name']:</text:p>
      <text:p text:style-name="Standard"><text:s text:c="12"/>self.load_curve_data(None, self.form['curve_name'])</text:p>
      <text:p text:style-name="Standard"><text:s text:c="8"/>self.moisture_result_label = Label(text=f"Moisture Results: {self.form['moisture_result']}")</text:p>
      <text:p text:style-name="Standard"><text:s text:c="8"/>self.deflection_result_label = Label(text=f"Deflection Results: {self.form['deflection_result']}")</text:p>
      <text:p text:style-name="Standard"><text:s text:c="8"/>self.overall_result_label = Label(text=f"Overall Results: {self.form['overall_result']}")</text:p>
      <text:p text:style-name="Standard"><text:s text:c="8"/>self.status_label = Label(text=f"Status: {self.form['status']}")</text:p>
      <text:p text:style-name="Standard"><text:s text:c="8"/>self.layout.add_widget(self.moisture_result_label)</text:p>
      <text:p text:style-name="Standard"><text:s text:c="8"/>self.layout.add_widget(self.deflection_result_label)</text:p>
      <text:p text:style-name="Standard"><text:s text:c="8"/>self.layout.add_widget(self.overall_result_label)</text:p>
      <text:p text:style-name="Standard"><text:s text:c="8"/>self.layout.add_widget(self.status_label)</text:p>
      <text:p text:style-name="Standard"><text:s text:c="8"/>available_tests = ["Moisture", "Deflection"]</text:p>
      <text:p text:style-name="Standard"><text:s text:c="8"/>for test in self.form['tests']:</text:p>
      <text:p text:style-name="Standard"><text:s text:c="12"/>if test['type'] in available_tests:</text:p>
      <text:p text:style-name="Standard"><text:s text:c="16"/>available_tests.remove(test['type'])</text:p>
      <text:p text:style-name="Standard"><text:s text:c="8"/>self.test_type = Spinner(values=available_tests)</text:p>
      <text:p text:style-name="Standard"><text:s text:c="8"/>self.layout.add_widget(Label(text="Test Type ·"))</text:p>
      <text:p text:style-name="Standard"><text:s text:c="8"/>self.layout.add_widget(self.test_type)</text:p>
      <text:p text:style-name="Standard"><text:soft-page-break/><text:s text:c="8"/>if self.form['status'] == "Incomplete":</text:p>
      <text:p text:style-name="Standard"><text:s text:c="12"/>close_btn = Button(text="Close Form")</text:p>
      <text:p text:style-name="Standard"><text:s text:c="12"/>close_btn.bind(on_press=self.close_form)</text:p>
      <text:p text:style-name="Standard"><text:s text:c="12"/>self.layout.add_widget(close_btn)</text:p>
      <text:p text:style-name="Standard"><text:s text:c="8"/>submit_test_btn = Button(text="Submit Test")</text:p>
      <text:p text:style-name="Standard"><text:s text:c="8"/>submit_test_btn.bind(on_press=self.submit_test)</text:p>
      <text:p text:style-name="Standard"><text:s text:c="8"/>self.layout.add_widget(submit_test_btn)</text:p>
      <text:p text:style-name="Standard"><text:s text:c="8"/>if self.form['status'] == "Pending":</text:p>
      <text:p text:style-name="Standard"><text:s text:c="12"/>complete_btn = Button(text="Complete Form")</text:p>
      <text:p text:style-name="Standard"><text:s text:c="12"/>complete_btn.bind(on_press=self.complete_form)</text:p>
      <text:p text:style-name="Standard"><text:s text:c="12"/>self.layout.add_widget(complete_btn)</text:p>
      <text:p text:style-name="Standard"><text:s text:c="8"/>save_btn = Button(text="Save")</text:p>
      <text:p text:style-name="Standard"><text:s text:c="8"/>save_btn.bind(on_press=lambda x: self.save_form())</text:p>
      <text:p text:style-name="Standard"><text:s text:c="8"/>self.layout.add_widget(save_btn)</text:p>
      <text:p text:style-name="Standard"><text:s text:c="8"/>export_btn = Button(text="Export")</text:p>
      <text:p text:style-name="Standard"><text:s text:c="8"/>export_btn.bind(on_press=self.export_form)</text:p>
      <text:p text:style-name="Standard"><text:s text:c="8"/>self.layout.add_widget(export_btn)</text:p>
      <text:p text:style-name="Standard"><text:s text:c="8"/>back_btn = Button(text="Back to Forms")</text:p>
      <text:p text:style-name="Standard"><text:s text:c="8"/>back_btn.bind(on_press=lambda x: self.manager.current = 'forms')</text:p>
      <text:p text:style-name="Standard"><text:s text:c="8"/>self.layout.add_widget(back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self.layout.add_widget(home_btn)</text:p>
      <text:p text:style-name="Standard"><text:s text:c="8"/>if self.form['status'] == "Closed":</text:p>
      <text:p text:style-name="Standard"><text:s text:c="12"/>reopen_btn = Button(text="Reopen Form")</text:p>
      <text:p text:style-name="Standard"><text:s text:c="12"/>reopen_btn.bind(on_press=lambda x: self.manager.get_screen('home').show_passcode_popup('reopen', callback=self.reopen_form))</text:p>
      <text:p text:style-name="Standard"><text:s text:c="12"/>self.layout.add_widget(reopen_btn)</text:p>
      <text:p text:style-name="Standard"/>
      <text:p text:style-name="Standard"><text:s text:c="4"/>def load_curve_data(self, instance, value):</text:p>
      <text:p text:style-name="Standard"><text:s text:c="8"/>if value:</text:p>
      <text:p text:style-name="Standard"><text:s text:c="12"/>curve_file = CURVES_DIR / f"{value}.json"</text:p>
      <text:p text:style-name="Standard"><text:s text:c="12"/>if curve_file.exists():</text:p>
      <text:p text:style-name="Standard"><text:s text:c="16"/>curve = json.load(open(curve_file))</text:p>
      <text:p text:style-name="Standard"><text:s text:c="16"/>for field in self.curve_data_labels:</text:p>
      <text:p text:style-name="Standard"><text:s text:c="20"/>val = curve.get(field, '')</text:p>
      <text:p text:style-name="Standard"><text:s text:c="20"/>if field == "moisture_limits":</text:p>
      <text:p text:style-name="Standard"><text:s text:c="24"/>val = f"{val[0]}, {val[1]}"</text:p>
      <text:p text:style-name="Standard"><text:s text:c="20"/>self.curve_data_labels[field].text = f"{field.replace('_', ' ').title()}: {val}"</text:p>
      <text:p text:style-name="Standard"/>
      <text:p text:style-name="Standard"><text:s text:c="4"/>def submit_test(self, instance):</text:p>
      <text:p text:style-name="Standard"><text:s text:c="8"/>if not self.test_type.text:</text:p>
      <text:p text:style-name="Standard"><text:s text:c="12"/>Popup(title="Error", content=Label(text="Select Test Type"), size_hint=(0.5, 0.3)).open()</text:p>
      <text:p text:style-name="Standard"><text:s text:c="12"/>return</text:p>
      <text:p text:style-name="Standard"><text:s text:c="8"/>if not all([self.inspector_name.text, self.project_no.text, self.contract_no.text, self.curve_name.text]):</text:p>
      <text:p text:style-name="Standard"><text:s text:c="12"/>Popup(title="Error", content=Label(text="All required fields must be filled"), size_hint=(0.5, 0.3)).open()</text:p>
      <text:p text:style-name="Standard"><text:s text:c="12"/>return</text:p>
      <text:p text:style-name="Standard"><text:soft-page-break/><text:s text:c="8"/>self.save_form()</text:p>
      <text:p text:style-name="Standard"><text:s text:c="8"/>test_screen = f"{self.test_type.text.lower()}_test"</text:p>
      <text:p text:style-name="Standard"><text:s text:c="8"/>self.manager.get_screen(test_screen).load_test(self.form_id)</text:p>
      <text:p text:style-name="Standard"><text:s text:c="8"/>self.manager.current = test_screen</text:p>
      <text:p text:style-name="Standard"/>
      <text:p text:style-name="Standard"><text:s text:c="4"/>def save_form(self):</text:p>
      <text:p text:style-name="Standard"><text:s text:c="8"/>self.form['inspector_name'] = self.inspector_name.text</text:p>
      <text:p text:style-name="Standard"><text:s text:c="8"/>self.form['project_no'] = self.project_no.text</text:p>
      <text:p text:style-name="Standard"><text:s text:c="8"/>self.form['contract_no'] = self.contract_no.text</text:p>
      <text:p text:style-name="Standard"><text:s text:c="8"/>self.form['curve_name'] = self.curve_name.text</text:p>
      <text:p text:style-name="Standard"><text:s text:c="8"/>self.form['last_update'] = datetime.now().isoformat()</text:p>
      <text:p text:style-name="Standard"><text:s text:c="8"/>form_file = FORMS_DIR / self.form_id / "form.json"</text:p>
      <text:p text:style-name="Standard"><text:s text:c="8"/>with open(form_file, 'w') as f:</text:p>
      <text:p text:style-name="Standard"><text:s text:c="12"/>json.dump(self.form, f)</text:p>
      <text:p text:style-name="Standard"><text:s text:c="8"/>for field in ["inspector_name", "project_no", "contract_no"]:</text:p>
      <text:p text:style-name="Standard"><text:s text:c="12"/>save_recent_entry(field, getattr(self, field).text)</text:p>
      <text:p text:style-name="Standard"/>
      <text:p text:style-name="Standard"><text:s text:c="4"/>def close_form(self, instance):</text:p>
      <text:p text:style-name="Standard"><text:s text:c="8"/>content = BoxLayout(orientation='vertical')</text:p>
      <text:p text:style-name="Standard"><text:s text:c="8"/>reason_spinner = Spinner(values=["Rain", "Failed Moisture", "Work Area not Accessible", "Other"])</text:p>
      <text:p text:style-name="Standard"><text:s text:c="8"/>notes_input = TextInput(hint_text="Notes (if Other)")</text:p>
      <text:p text:style-name="Standard"><text:s text:c="8"/>content.add_widget(reason_spinner)</text:p>
      <text:p text:style-name="Standard"><text:s text:c="8"/>content.add_widget(notes_input)</text:p>
      <text:p text:style-name="Standard"><text:s text:c="8"/>submit_btn = Button(text="Submit")</text:p>
      <text:p text:style-name="Standard"><text:s text:c="8"/>submit_btn.bind(on_press=lambda x: self.save_close_reason(reason_spinner.text, notes_input.text))</text:p>
      <text:p text:style-name="Standard"><text:s text:c="8"/>content.add_widget(submit_btn)</text:p>
      <text:p text:style-name="Standard"><text:s text:c="8"/>Popup(title="Close Form Reason", content=content, size_hint=(0.5, 0.5)).open()</text:p>
      <text:p text:style-name="Standard"/>
      <text:p text:style-name="Standard"><text:s text:c="4"/>def save_close_reason(self, reason, notes):</text:p>
      <text:p text:style-name="Standard"><text:s text:c="8"/>self.form['close_reason'] = reason + (f": {notes}" if reason == "Other" else "")</text:p>
      <text:p text:style-name="Standard"><text:s text:c="8"/>self.form['status'] = "Closed"</text:p>
      <text:p text:style-name="Standard"><text:s text:c="8"/>self.save_form()</text:p>
      <text:p text:style-name="Standard"><text:s text:c="8"/>self.status_label.text = f"Status: {self.form['status']}"</text:p>
      <text:p text:style-name="Standard"><text:s text:c="8"/>self.manager.current = 'forms'</text:p>
      <text:p text:style-name="Standard"/>
      <text:p text:style-name="Standard"><text:s text:c="4"/>def complete_form(self, instance):</text:p>
      <text:p text:style-name="Standard"><text:s text:c="8"/>self.form['status'] = "Complete"</text:p>
      <text:p text:style-name="Standard"><text:s text:c="8"/>self.save_form()</text:p>
      <text:p text:style-name="Standard"><text:s text:c="8"/>self.status_label.text = f"Status: {self.form['status']}"</text:p>
      <text:p text:style-name="Standard"><text:s text:c="8"/>self.manager.current = 'forms'</text:p>
      <text:p text:style-name="Standard"/>
      <text:p text:style-name="Standard"><text:s text:c="4"/>def reopen_form(self):</text:p>
      <text:p text:style-name="Standard"><text:s text:c="8"/>self.form['status'] = "Incomplete"</text:p>
      <text:p text:style-name="Standard"><text:s text:c="8"/>self.save_form()</text:p>
      <text:p text:style-name="Standard"><text:s text:c="8"/>self.load_form(self.form_id)</text:p>
      <text:p text:style-name="Standard"/>
      <text:p text:style-name="Standard"><text:s text:c="4"/>def export_form(self, instance):</text:p>
      <text:p text:style-name="Standard"><text:soft-page-break/><text:s text:c="8"/>content = BoxLayout(orientation='vertical')</text:p>
      <text:p text:style-name="Standard"><text:s text:c="8"/>json_btn = Button(text="Export as JSON")</text:p>
      <text:p text:style-name="Standard"><text:s text:c="8"/>json_btn.bind(on_press=lambda x: self.do_export('json'))</text:p>
      <text:p text:style-name="Standard"><text:s text:c="8"/>pdf_btn = Button(text="Export as PDF")</text:p>
      <text:p text:style-name="Standard"><text:s text:c="8"/>pdf_btn.bind(on_press=lambda x: self.do_export('pdf'))</text:p>
      <text:p text:style-name="Standard"><text:s text:c="8"/>content.add_widget(json_btn)</text:p>
      <text:p text:style-name="Standard"><text:s text:c="8"/>content.add_widget(pdf_btn)</text:p>
      <text:p text:style-name="Standard"><text:s text:c="8"/>Popup(title="Export Format", content=content, size_hint=(0.5, 0.5)).open()</text:p>
      <text:p text:style-name="Standard"/>
      <text:p text:style-name="Standard"><text:s text:c="4"/>def do_export(self, format_type):</text:p>
      <text:p text:style-name="Standard"><text:s text:c="8"/>if format_type == 'pdf':</text:p>
      <text:p text:style-name="Standard"><text:s text:c="12"/>file_path = generate_pdf(self.form_id)</text:p>
      <text:p text:style-name="Standard"><text:s text:c="8"/>else:</text:p>
      <text:p text:style-name="Standard"><text:s text:c="12"/>file_path = FORMS_DIR / self.form_id / "form.json"</text:p>
      <text:p text:style-name="Standard"><text:s text:c="8"/>if email:</text:p>
      <text:p text:style-name="Standard"><text:s text:c="12"/>email.composition(subject="Field Test Form", text="Attached form", attachments=[str(file_path)])</text:p>
      <text:p text:style-name="Standard"><text:s text:c="8"/>else:</text:p>
      <text:p text:style-name="Standard"><text:s text:c="12"/>Popup(title="Export", content=Label(text=f"Saved to {file_path}"), size_hint=(0.5, 0.3)).open()</text:p>
      <text:p text:style-name="Standard"/>
      <text:p text:style-name="Standard"># Moisture Test Screen</text:p>
      <text:p text:style-name="Standard">class MoistureTest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self.layout = BoxLayout(orientation='vertical', padding=10, spacing=10)</text:p>
      <text:p text:style-name="Standard"><text:s text:c="8"/>self.add_widget(self.layout)</text:p>
      <text:p text:style-name="Standard"><text:s text:c="8"/>self.intermediate_weights = []</text:p>
      <text:p text:style-name="Standard"/>
      <text:p text:style-name="Standard"><text:s text:c="4"/>def load_test(self, form_id):</text:p>
      <text:p text:style-name="Standard"><text:s text:c="8"/>self.layout.clear_widgets()</text:p>
      <text:p text:style-name="Standard"><text:s text:c="8"/>self.form_id = form_id</text:p>
      <text:p text:style-name="Standard"><text:s text:c="8"/>form = json.load(open(FORMS_DIR / form_id / "form.json"))</text:p>
      <text:p text:style-name="Standard"><text:s text:c="8"/>curve = json.load(open(CURVES_DIR / f"{form['curve_name']}.json"))</text:p>
      <text:p text:style-name="Standard"><text:s text:c="8"/>date_str = datetime.now().strftime('%Y%m%d_%H%M')</text:p>
      <text:p text:style-name="Standard"><text:s text:c="8"/>self.test_id = f"T{form_id[1:]}_M"</text:p>
      <text:p text:style-name="Standard"><text:s text:c="8"/>self.layout.add_widget(Label(text=f"Test ID: {self.test_id}"))</text:p>
      <text:p text:style-name="Standard"><text:s text:c="8"/>self.layout.add_widget(Label(text=f"Soil Type: {curve['soil_type']}"))</text:p>
      <text:p text:style-name="Standard"><text:s text:c="8"/>self.layout.add_widget(Label(text=f"Source: {curve['source']}"))</text:p>
      <text:p text:style-name="Standard"><text:s text:c="8"/>self.layout.add_widget(Label(text=f"Optimum Moisture: {curve['optimum_moisture']}"))</text:p>
      <text:p text:style-name="Standard"><text:s text:c="8"/>self.layout.add_widget(Label(text=f"Required Moisture Limits: {curve['moisture_limits'][0]}, {curve['moisture_limits'][1]}"))</text:p>
      <text:p text:style-name="Standard"><text:s text:c="8"/>req_note = Label(text="· = Required Field")</text:p>
      <text:p text:style-name="Standard"><text:s text:c="8"/>self.layout.add_widget(req_note)</text:p>
      <text:p text:style-name="Standard"><text:s text:c="8"/>self.station = AutoCompleteTextInput(field_name="station", hint_text="Station ·")</text:p>
      <text:p text:style-name="Standard"><text:s text:c="8"/>self.feet_cl = AutoCompleteTextInput(field_name="feet_cl", hint_text="Feet right or left of Project CL ·")</text:p>
      <text:p text:style-name="Standard"><text:s text:c="8"/>self.depth = AutoCompleteTextInput(field_name="depth", hint_text="Depth Below Finish Grade")</text:p>
      <text:p text:style-name="Standard"><text:s text:c="8"/>self.canister = AutoCompleteTextInput(field_name="canister", hint_text="Canister #")</text:p>
      <text:p text:style-name="Standard"><text:soft-page-break/><text:s text:c="8"/>self.test_method = Spinner(values=["Oven", "Stove", "Speedy"])</text:p>
      <text:p text:style-name="Standard"><text:s text:c="8"/>self.wet_weight = TextInput(hint_text="Wet Weight · (g)")</text:p>
      <text:p text:style-name="Standard"><text:s text:c="8"/>self.dry_weight = TextInput(hint_text="Dry Weight · (g)")</text:p>
      <text:p text:style-name="Standard"><text:s text:c="8"/>self.loss_label = Label(text="Loss: ")</text:p>
      <text:p text:style-name="Standard"><text:s text:c="8"/>self.moisture_content_label = Label(text="Moisture Content: ")</text:p>
      <text:p text:style-name="Standard"><text:s text:c="8"/>self.result_label = Label(text="Result: ")</text:p>
      <text:p text:style-name="Standard"><text:s text:c="8"/>self.notes = TextInput(hint_text="Notes")</text:p>
      <text:p text:style-name="Standard"><text:s text:c="8"/>self.layout.add_widget(self.station)</text:p>
      <text:p text:style-name="Standard"><text:s text:c="8"/>self.layout.add_widget(self.feet_cl)</text:p>
      <text:p text:style-name="Standard"><text:s text:c="8"/>self.layout.add_widget(self.depth)</text:p>
      <text:p text:style-name="Standard"><text:s text:c="8"/>self.layout.add_widget(self.canister)</text:p>
      <text:p text:style-name="Standard"><text:s text:c="8"/>self.layout.add_widget(self.test_method)</text:p>
      <text:p text:style-name="Standard"><text:s text:c="8"/>self.layout.add_widget(self.wet_weight)</text:p>
      <text:p text:style-name="Standard"><text:s text:c="8"/>self.intermediate_weights = []</text:p>
      <text:p text:style-name="Standard"><text:s text:c="8"/>for i in range(8):</text:p>
      <text:p text:style-name="Standard"><text:s text:c="12"/>inter = TextInput(hint_text=f"Intermediate Weight {i+1} (g)")</text:p>
      <text:p text:style-name="Standard"><text:s text:c="12"/>inter.bind(text=self.show_next_inter)</text:p>
      <text:p text:style-name="Standard"><text:s text:c="12"/>self.intermediate_weights.append(inter)</text:p>
      <text:p text:style-name="Standard"><text:s text:c="8"/>self.layout.add_widget(self.intermediate_weights[0])</text:p>
      <text:p text:style-name="Standard"><text:s text:c="8"/>self.layout.add_widget(self.dry_weight)</text:p>
      <text:p text:style-name="Standard"><text:s text:c="8"/>self.layout.add_widget(self.loss_label)</text:p>
      <text:p text:style-name="Standard"><text:s text:c="8"/>self.layout.add_widget(self.moisture_content_label)</text:p>
      <text:p text:style-name="Standard"><text:s text:c="8"/>self.layout.add_widget(self.result_label)</text:p>
      <text:p text:style-name="Standard"><text:s text:c="8"/>self.layout.add_widget(self.notes)</text:p>
      <text:p text:style-name="Standard"><text:s text:c="8"/>submit_btn = Button(text="Submit")</text:p>
      <text:p text:style-name="Standard"><text:s text:c="8"/>submit_btn.bind(on_press=self.submit_test)</text:p>
      <text:p text:style-name="Standard"><text:s text:c="8"/>self.layout.add_widget(submit_btn)</text:p>
      <text:p text:style-name="Standard"><text:s text:c="8"/>back_btn = Button(text="Back")</text:p>
      <text:p text:style-name="Standard"><text:s text:c="8"/>back_btn.bind(on_press=lambda x: self.manager.current = 'form')</text:p>
      <text:p text:style-name="Standard"><text:s text:c="8"/>self.layout.add_widget(back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self.layout.add_widget(home_btn)</text:p>
      <text:p text:style-name="Standard"><text:s text:c="8"/>self.wet_weight.bind(text=self.calculate)</text:p>
      <text:p text:style-name="Standard"><text:s text:c="8"/>self.dry_weight.bind(text=self.calculate)</text:p>
      <text:p text:style-name="Standard"/>
      <text:p text:style-name="Standard"><text:s text:c="4"/>def show_next_inter(self, instance, value):</text:p>
      <text:p text:style-name="Standard"><text:s text:c="8"/>index = self.intermediate_weights.index(instance)</text:p>
      <text:p text:style-name="Standard"><text:s text:c="8"/>if value and index &lt; 7 and self.intermediate_weights[index + 1] not in self.layout.children:</text:p>
      <text:p text:style-name="Standard"><text:s text:c="12"/>self.layout.add_widget(self.intermediate_weights[index + 1], index=self.layout.children.index(self.dry_weight) + 1)</text:p>
      <text:p text:style-name="Standard"/>
      <text:p text:style-name="Standard"><text:s text:c="4"/>def calculate(self, *args):</text:p>
      <text:p text:style-name="Standard"><text:s text:c="8"/>try:</text:p>
      <text:p text:style-name="Standard"><text:s text:c="12"/>wet = float(self.wet_weight.text)</text:p>
      <text:p text:style-name="Standard"><text:s text:c="12"/>dry = float(self.dry_weight.text)</text:p>
      <text:p text:style-name="Standard"><text:s text:c="12"/>loss = wet - dry</text:p>
      <text:p text:style-name="Standard"><text:s text:c="12"/>self.loss_label.text = f"Loss: {loss:.2f} g"</text:p>
      <text:p text:style-name="Standard"><text:s text:c="12"/>content = (loss / wet) * 100 if wet != 0 else 0</text:p>
      <text:p text:style-name="Standard"><text:soft-page-break/><text:s text:c="12"/>self.moisture_content_label.text = f"Moisture Content: {content:.2f}%"</text:p>
      <text:p text:style-name="Standard"><text:s text:c="12"/>form = json.load(open(FORMS_DIR / self.form_id / "form.json"))</text:p>
      <text:p text:style-name="Standard"><text:s text:c="12"/>curve = json.load(open(CURVES_DIR / f"{form['curve_name']}.json"))</text:p>
      <text:p text:style-name="Standard"><text:s text:c="12"/>opt = curve['optimum_moisture']</text:p>
      <text:p text:style-name="Standard"><text:s text:c="12"/>limits = curve['moisture_limits']</text:p>
      <text:p text:style-name="Standard"><text:s text:c="12"/>pass_fail = "PASS" if opt + limits[0] &lt;= content &lt;= opt + limits[1] else "FAIL"</text:p>
      <text:p text:style-name="Standard"><text:s text:c="12"/>self.result_label.text = f"Result: {pass_fail}"</text:p>
      <text:p text:style-name="Standard"><text:s text:c="8"/>except ValueError:</text:p>
      <text:p text:style-name="Standard"><text:s text:c="12"/>self.loss_label.text = "Loss: "</text:p>
      <text:p text:style-name="Standard"><text:s text:c="12"/>self.moisture_content_label.text = "Moisture Content: "</text:p>
      <text:p text:style-name="Standard"><text:s text:c="12"/>self.result_label.text = "Result: "</text:p>
      <text:p text:style-name="Standard"/>
      <text:p text:style-name="Standard"><text:s text:c="4"/>def submit_test(self, instance):</text:p>
      <text:p text:style-name="Standard"><text:s text:c="8"/>if not all([self.station.text, self.feet_cl.text, self.wet_weight.text, self.dry_weight.text, self.test_method.text]):</text:p>
      <text:p text:style-name="Standard"><text:s text:c="12"/>Popup(title="Error", content=Label(text="All required fields must be filled"), size_hint=(0.5, 0.3)).open()</text:p>
      <text:p text:style-name="Standard"><text:s text:c="12"/>return</text:p>
      <text:p text:style-name="Standard"><text:s text:c="8"/>try:</text:p>
      <text:p text:style-name="Standard"><text:s text:c="12"/>float(self.wet_weight.text)</text:p>
      <text:p text:style-name="Standard"><text:s text:c="12"/>float(self.dry_weight.text)</text:p>
      <text:p text:style-name="Standard"><text:s text:c="8"/>except ValueError:</text:p>
      <text:p text:style-name="Standard"><text:s text:c="12"/>Popup(title="Error", content=Label(text="Weights must be numbers"), size_hint=(0.5, 0.3)).open()</text:p>
      <text:p text:style-name="Standard"><text:s text:c="12"/>return</text:p>
      <text:p text:style-name="Standard"><text:s text:c="8"/>test = {</text:p>
      <text:p text:style-name="Standard"><text:s text:c="12"/>"type": "Moisture",</text:p>
      <text:p text:style-name="Standard"><text:s text:c="12"/>"test_id": self.test_id,</text:p>
      <text:p text:style-name="Standard"><text:s text:c="12"/>"station": self.station.text,</text:p>
      <text:p text:style-name="Standard"><text:s text:c="12"/>"feet_cl": self.feet_cl.text,</text:p>
      <text:p text:style-name="Standard"><text:s text:c="12"/>"depth": self.depth.text,</text:p>
      <text:p text:style-name="Standard"><text:s text:c="12"/>"canister": self.canister.text,</text:p>
      <text:p text:style-name="Standard"><text:s text:c="12"/>"test_method": self.test_method.text,</text:p>
      <text:p text:style-name="Standard"><text:s text:c="12"/>"wet_weight": self.wet_weight.text,</text:p>
      <text:p text:style-name="Standard"><text:s text:c="12"/>"intermediate_weights": [w.text for w in self.intermediate_weights if w.text],</text:p>
      <text:p text:style-name="Standard"><text:s text:c="12"/>"dry_weight": self.dry_weight.text,</text:p>
      <text:p text:style-name="Standard"><text:s text:c="12"/>"loss": self.loss_label.text.split(": ")[1],</text:p>
      <text:p text:style-name="Standard"><text:s text:c="12"/>"moisture_content": self.moisture_content_label.text.split(": ")[1],</text:p>
      <text:p text:style-name="Standard"><text:s text:c="12"/>"result": self.result_label.text.split(": ")[1],</text:p>
      <text:p text:style-name="Standard"><text:s text:c="12"/>"notes": self.notes.text</text:p>
      <text:p text:style-name="Standard"><text:s text:c="8"/>}</text:p>
      <text:p text:style-name="Standard"><text:s text:c="8"/>form_file = FORMS_DIR / self.form_id / "form.json"</text:p>
      <text:p text:style-name="Standard"><text:s text:c="8"/>form = json.load(open(form_file))</text:p>
      <text:p text:style-name="Standard"><text:s text:c="8"/>form['tests'].append(test)</text:p>
      <text:p text:style-name="Standard"><text:s text:c="8"/>form['moisture_result'] = test['result']</text:p>
      <text:p text:style-name="Standard"><text:s text:c="8"/>if len(form['tests']) == 2:</text:p>
      <text:p text:style-name="Standard"><text:s text:c="12"/>form['overall_result'] = "PASS" if form['moisture_result'] == "PASS" and form['deflection_result'] == "PASS" else "FAIL"</text:p>
      <text:p text:style-name="Standard"><text:s text:c="12"/>form['status'] = "Pending"</text:p>
      <text:p text:style-name="Standard"><text:soft-page-break/><text:s text:c="8"/>else:</text:p>
      <text:p text:style-name="Standard"><text:s text:c="12"/>form['status'] = "Incomplete"</text:p>
      <text:p text:style-name="Standard"><text:s text:c="8"/>form['last_update'] = datetime.now().isoformat()</text:p>
      <text:p text:style-name="Standard"><text:s text:c="8"/>with open(form_file, 'w') as f:</text:p>
      <text:p text:style-name="Standard"><text:s text:c="12"/>json.dump(form, f)</text:p>
      <text:p text:style-name="Standard"><text:s text:c="8"/>test_file = FORMS_DIR / self.form_id / "Tests" / f"{self.test_id}.json"</text:p>
      <text:p text:style-name="Standard"><text:s text:c="8"/>with open(test_file, 'w') as f:</text:p>
      <text:p text:style-name="Standard"><text:s text:c="12"/>json.dump(test, f)</text:p>
      <text:p text:style-name="Standard"><text:s text:c="8"/>for field in ["station", "feet_cl", "depth", "canister"]:</text:p>
      <text:p text:style-name="Standard"><text:s text:c="12"/>save_recent_entry(field, getattr(self, field).text if hasattr(self, field) else "")</text:p>
      <text:p text:style-name="Standard"><text:s text:c="8"/>self.manager.current = 'form'</text:p>
      <text:p text:style-name="Standard"/>
      <text:p text:style-name="Standard"># Deflection Test Screen</text:p>
      <text:p text:style-name="Standard">class DeflectionTestScreen(Screen):</text:p>
      <text:p text:style-name="Standard"><text:s text:c="4"/>def __init__(self, **kwargs):</text:p>
      <text:p text:style-name="Standard"><text:s text:c="8"/>super().__init__(**kwargs)</text:p>
      <text:p text:style-name="Standard"><text:s text:c="8"/>self.layout = BoxLayout(orientation='vertical', padding=10, spacing=10)</text:p>
      <text:p text:style-name="Standard"><text:s text:c="8"/>self.add_widget(self.layout)</text:p>
      <text:p text:style-name="Standard"/>
      <text:p text:style-name="Standard"><text:s text:c="4"/>def load_test(self, form_id):</text:p>
      <text:p text:style-name="Standard"><text:s text:c="8"/>self.layout.clear_widgets()</text:p>
      <text:p text:style-name="Standard"><text:s text:c="8"/>self.form_id = form_id</text:p>
      <text:p text:style-name="Standard"><text:s text:c="8"/>form = json.load(open(FORMS_DIR / form_id / "form.json"))</text:p>
      <text:p text:style-name="Standard"><text:s text:c="8"/>curve = json.load(open(CURVES_DIR / f"{form['curve_name']}.json"))</text:p>
      <text:p text:style-name="Standard"><text:s text:c="8"/>date_str = datetime.now().strftime('%Y%m%d_%H%M')</text:p>
      <text:p text:style-name="Standard"><text:s text:c="8"/>self.test_id = f"T{form_id[1:]}_D"</text:p>
      <text:p text:style-name="Standard"><text:s text:c="8"/>self.layout.add_widget(Label(text=f"Test ID: {self.test_id}"))</text:p>
      <text:p text:style-name="Standard"><text:s text:c="8"/>self.layout.add_widget(Label(text=f"Target DTV: {curve['target_dtv']}"))</text:p>
      <text:p text:style-name="Standard"><text:s text:c="8"/>req_note = Label(text="· = Required Field")</text:p>
      <text:p text:style-name="Standard"><text:s text:c="8"/>self.layout.add_widget(req_note)</text:p>
      <text:p text:style-name="Standard"><text:s text:c="8"/>self.station = AutoCompleteTextInput(field_name="station", hint_text="Station ·")</text:p>
      <text:p text:style-name="Standard"><text:s text:c="8"/>self.feet_cl = AutoCompleteTextInput(field_name="feet_cl", hint_text="Feet right or left of Project CL ·")</text:p>
      <text:p text:style-name="Standard"><text:s text:c="8"/>self.depth = AutoCompleteTextInput(field_name="depth", hint_text="Depth below grade")</text:p>
      <text:p text:style-name="Standard"><text:s text:c="8"/>self.compaction_class = Spinner(values=["I", "II", "III"])</text:p>
      <text:p text:style-name="Standard"><text:s text:c="8"/>self.compaction_method = Spinner(values=["Sheepsfoot", "Scraper"])</text:p>
      <text:p text:style-name="Standard"><text:s text:c="8"/>self.s1 = TextInput(hint_text="S1 (mm) - First Drop ·")</text:p>
      <text:p text:style-name="Standard"><text:s text:c="8"/>self.s2 = TextInput(hint_text="S2 (mm) - Second Drop ·")</text:p>
      <text:p text:style-name="Standard"><text:s text:c="8"/>self.s3 = TextInput(hint_text="S3 (mm) - Third Drop ·")</text:p>
      <text:p text:style-name="Standard"><text:s text:c="8"/>self.average_label = Label(text="Sm (mm) - Average: ")</text:p>
      <text:p text:style-name="Standard"><text:s text:c="8"/>self.result_label = Label(text="Result: ")</text:p>
      <text:p text:style-name="Standard"><text:s text:c="8"/>self.notes = TextInput(hint_text="Notes")</text:p>
      <text:p text:style-name="Standard"><text:s text:c="8"/>self.layout.add_widget(self.station)</text:p>
      <text:p text:style-name="Standard"><text:s text:c="8"/>self.layout.add_widget(self.feet_cl)</text:p>
      <text:p text:style-name="Standard"><text:s text:c="8"/>self.layout.add_widget(self.depth)</text:p>
      <text:p text:style-name="Standard"><text:s text:c="8"/>self.layout.add_widget(self.compaction_class)</text:p>
      <text:p text:style-name="Standard"><text:s text:c="8"/>self.layout.add_widget(self.compaction_method)</text:p>
      <text:p text:style-name="Standard"><text:s text:c="8"/>self.layout.add_widget(self.s1)</text:p>
      <text:p text:style-name="Standard"><text:s text:c="8"/>self.layout.add_widget(self.s2)</text:p>
      <text:p text:style-name="Standard"><text:soft-page-break/><text:s text:c="8"/>self.layout.add_widget(self.s3)</text:p>
      <text:p text:style-name="Standard"><text:s text:c="8"/>self.layout.add_widget(self.average_label)</text:p>
      <text:p text:style-name="Standard"><text:s text:c="8"/>self.layout.add_widget(self.result_label)</text:p>
      <text:p text:style-name="Standard"><text:s text:c="8"/>self.layout.add_widget(self.notes)</text:p>
      <text:p text:style-name="Standard"><text:s text:c="8"/>submit_btn = Button(text="Submit")</text:p>
      <text:p text:style-name="Standard"><text:s text:c="8"/>submit_btn.bind(on_press=self.submit_test)</text:p>
      <text:p text:style-name="Standard"><text:s text:c="8"/>self.layout.add_widget(submit_btn)</text:p>
      <text:p text:style-name="Standard"><text:s text:c="8"/>back_btn = Button(text="Back")</text:p>
      <text:p text:style-name="Standard"><text:s text:c="8"/>back_btn.bind(on_press=lambda x: self.manager.current = 'form')</text:p>
      <text:p text:style-name="Standard"><text:s text:c="8"/>self.layout.add_widget(back_btn)</text:p>
      <text:p text:style-name="Standard"><text:s text:c="8"/>home_btn = Button(text="Home")</text:p>
      <text:p text:style-name="Standard"><text:s text:c="8"/>home_btn.bind(on_press=lambda x: self.manager.current = 'home')</text:p>
      <text:p text:style-name="Standard"><text:s text:c="8"/>self.layout.add_widget(home_btn)</text:p>
      <text:p text:style-name="Standard"><text:s text:c="8"/>self.s1.bind(text=self.calculate)</text:p>
      <text:p text:style-name="Standard"><text:s text:c="8"/>self.s2.bind(text=self.calculate)</text:p>
      <text:p text:style-name="Standard"><text:s text:c="8"/>self.s3.bind(text=self.calculate)</text:p>
      <text:p text:style-name="Standard"/>
      <text:p text:style-name="Standard"><text:s text:c="4"/>def calculate(self, *args):</text:p>
      <text:p text:style-name="Standard"><text:s text:c="8"/>try:</text:p>
      <text:p text:style-name="Standard"><text:s text:c="12"/>s1 = float(self.s1.text)</text:p>
      <text:p text:style-name="Standard"><text:s text:c="12"/>s2 = float(self.s2.text)</text:p>
      <text:p text:style-name="Standard"><text:s text:c="12"/>s3 = float(self.s3.text)</text:p>
      <text:p text:style-name="Standard"><text:s text:c="12"/>avg = (s1 + s2 + s3) / 3</text:p>
      <text:p text:style-name="Standard"><text:s text:c="12"/>self.average_label.text = f"Sm (mm) - Average: {avg:.2f}"</text:p>
      <text:p text:style-name="Standard"><text:s text:c="12"/>form = json.load(open(FORMS_DIR / self.form_id / "form.json"))</text:p>
      <text:p text:style-name="Standard"><text:s text:c="12"/>curve = json.load(open(CURVES_DIR / f"{form['curve_name']}.json"))</text:p>
      <text:p text:style-name="Standard"><text:s text:c="12"/>target = curve['target_dtv']</text:p>
      <text:p text:style-name="Standard"><text:s text:c="12"/>pass_fail = "PASS" if avg &lt; target else "FAIL"</text:p>
      <text:p text:style-name="Standard"><text:s text:c="12"/>self.result_label.text = f"Result: {pass_fail}"</text:p>
      <text:p text:style-name="Standard"><text:s text:c="8"/>except ValueError:</text:p>
      <text:p text:style-name="Standard"><text:s text:c="12"/>self.average_label.text = "Sm (mm) - Average: "</text:p>
      <text:p text:style-name="Standard"><text:s text:c="12"/>self.result_label.text = "Result: "</text:p>
      <text:p text:style-name="Standard"/>
      <text:p text:style-name="Standard"><text:s text:c="4"/>def submit_test(self, instance):</text:p>
      <text:p text:style-name="Standard"><text:s text:c="8"/>if not all([self.station.text, self.feet_cl.text, self.s1.text, self.s2.text, self.s3.text, self.compaction_class.text, self.compaction_method.text]):</text:p>
      <text:p text:style-name="Standard"><text:s text:c="12"/>Popup(title="Error", content=Label(text="All required fields must be filled"), size_hint=(0.5, 0.3)).open()</text:p>
      <text:p text:style-name="Standard"><text:s text:c="12"/>return</text:p>
      <text:p text:style-name="Standard"><text:s text:c="8"/>try:</text:p>
      <text:p text:style-name="Standard"><text:s text:c="12"/>float(self.s1.text)</text:p>
      <text:p text:style-name="Standard"><text:s text:c="12"/>float(self.s2.text)</text:p>
      <text:p text:style-name="Standard"><text:s text:c="12"/>float(self.s3.text)</text:p>
      <text:p text:style-name="Standard"><text:s text:c="8"/>except ValueError:</text:p>
      <text:p text:style-name="Standard"><text:s text:c="12"/>Popup(title="Error", content=Label(text="Drops must be numbers"), size_hint=(0.5, 0.3)).open()</text:p>
      <text:p text:style-name="Standard"><text:s text:c="12"/>return</text:p>
      <text:p text:style-name="Standard"><text:s text:c="8"/>test = {</text:p>
      <text:p text:style-name="Standard"><text:s text:c="12"/>"type": "Deflection",</text:p>
      <text:p text:style-name="Standard"><text:soft-page-break/><text:s text:c="12"/>"test_id": self.test_id,</text:p>
      <text:p text:style-name="Standard"><text:s text:c="12"/>"station": self.station.text,</text:p>
      <text:p text:style-name="Standard"><text:s text:c="12"/>"feet_cl": self.feet_cl.text,</text:p>
      <text:p text:style-name="Standard"><text:s text:c="12"/>"depth": self.depth.text,</text:p>
      <text:p text:style-name="Standard"><text:s text:c="12"/>"compaction_class": self.compaction_class.text,</text:p>
      <text:p text:style-name="Standard"><text:s text:c="12"/>"compaction_method": self.compaction_method.text,</text:p>
      <text:p text:style-name="Standard"><text:s text:c="12"/>"s1": self.s1.text,</text:p>
      <text:p text:style-name="Standard"><text:s text:c="12"/>"s2": self.s2.text,</text:p>
      <text:p text:style-name="Standard"><text:s text:c="12"/>"s3": self.s3.text,</text:p>
      <text:p text:style-name="Standard"><text:s text:c="12"/>"average": self.average_label.text.split(": ")[1],</text:p>
      <text:p text:style-name="Standard"><text:s text:c="12"/>"result": self.result_label.text.split(": ")[1],</text:p>
      <text:p text:style-name="Standard"><text:s text:c="12"/>"notes": self.notes.text</text:p>
      <text:p text:style-name="Standard"><text:s text:c="8"/>}</text:p>
      <text:p text:style-name="Standard"><text:s text:c="8"/>form_file = FORMS_DIR / self.form_id / "form.json"</text:p>
      <text:p text:style-name="Standard"><text:s text:c="8"/>form = json.load(open(form_file))</text:p>
      <text:p text:style-name="Standard"><text:s text:c="8"/>form['tests'].append(test)</text:p>
      <text:p text:style-name="Standard"><text:s text:c="8"/>form['deflection_result'] = test['result']</text:p>
      <text:p text:style-name="Standard"><text:s text:c="8"/>if len(form['tests']) == 2:</text:p>
      <text:p text:style-name="Standard"><text:s text:c="12"/>form['overall_result'] = "PASS" if form['moisture_result'] == "PASS" and form['deflection_result'] == "PASS" else "FAIL"</text:p>
      <text:p text:style-name="Standard"><text:s text:c="12"/>form['status'] = "Pending"</text:p>
      <text:p text:style-name="Standard"><text:s text:c="8"/>else:</text:p>
      <text:p text:style-name="Standard"><text:s text:c="12"/>form['status'] = "Incomplete"</text:p>
      <text:p text:style-name="Standard"><text:s text:c="8"/>form['last_update'] = datetime.now().isoformat()</text:p>
      <text:p text:style-name="Standard"><text:s text:c="8"/>with open(form_file, 'w') as f:</text:p>
      <text:p text:style-name="Standard"><text:s text:c="12"/>json.dump(form, f)</text:p>
      <text:p text:style-name="Standard"><text:s text:c="8"/>test_file = FORMS_DIR / self.form_id / "Tests" / f"{self.test_id}.json"</text:p>
      <text:p text:style-name="Standard"><text:s text:c="8"/>with open(test_file, 'w') as f:</text:p>
      <text:p text:style-name="Standard"><text:s text:c="12"/>json.dump(test, f)</text:p>
      <text:p text:style-name="Standard"><text:s text:c="8"/>for field in ["station", "feet_cl", "depth"]:</text:p>
      <text:p text:style-name="Standard"><text:s text:c="12"/>save_recent_entry(field, getattr(self, field).text)</text:p>
      <text:p text:style-name="Standard"><text:s text:c="8"/>self.manager.current = 'form'</text:p>
      <text:p text:style-name="Standard"/>
      <text:p text:style-name="Standard">def generate_pdf(form_id):</text:p>
      <text:p text:style-name="Standard"><text:s text:c="4"/>form_dir = FORMS_DIR / form_id</text:p>
      <text:p text:style-name="Standard"><text:s text:c="4"/>form = json.load(open(form_dir / "form.json"))</text:p>
      <text:p text:style-name="Standard"><text:s text:c="4"/>curve = json.load(open(CURVES_DIR / f"{form['curve_name']}.json"))</text:p>
      <text:p text:style-name="Standard"><text:s text:c="4"/>pdf_path = BASE_DIR / f"{form_id}.pdf"</text:p>
      <text:p text:style-name="Standard"><text:s text:c="4"/>c = canvas.Canvas(str(pdf_path), pagesize=letter)</text:p>
      <text:p text:style-name="Standard"><text:s text:c="4"/>y = 750</text:p>
      <text:p text:style-name="Standard"><text:s text:c="4"/>c.drawString(100, y, f"Form ID: {form['form_id']}")</text:p>
      <text:p text:style-name="Standard"><text:s text:c="4"/>y -= 20</text:p>
      <text:p text:style-name="Standard"><text:s text:c="4"/>c.drawString(100, y, f"Date: {form['date']}")</text:p>
      <text:p text:style-name="Standard"><text:s text:c="4"/>y -= 20</text:p>
      <text:p text:style-name="Standard"><text:s text:c="4"/>c.drawString(100, y, f"Inspector Name: {form['inspector_name']}")</text:p>
      <text:p text:style-name="Standard"><text:s text:c="4"/>y -= 20</text:p>
      <text:p text:style-name="Standard"><text:s text:c="4"/>c.drawString(100, y, f"Project #: {form['project_no']}")</text:p>
      <text:p text:style-name="Standard"><text:s text:c="4"/>y -= 20</text:p>
      <text:p text:style-name="Standard"><text:s text:c="4"/>c.drawString(100, y, f"Contract #: {form['contract_no']}")</text:p>
      <text:p text:style-name="Standard"><text:soft-page-break/><text:s text:c="4"/>y -= 20</text:p>
      <text:p text:style-name="Standard"><text:s text:c="4"/>c.drawString(100, y, f"Curve Name: {form['curve_name']}")</text:p>
      <text:p text:style-name="Standard"><text:s text:c="4"/>y -= 20</text:p>
      <text:p text:style-name="Standard"><text:s text:c="4"/>for field in ["soil_type", "source", "sample_id", "ngi", "target_dtv", "optimum_moisture"]:</text:p>
      <text:p text:style-name="Standard"><text:s text:c="8"/>c.drawString(100, y, f"{field.replace('_', ' ').title()}: {curve[field]}")</text:p>
      <text:p text:style-name="Standard"><text:s text:c="8"/>y -= 20</text:p>
      <text:p text:style-name="Standard"><text:s text:c="4"/>c.drawString(100, y, f"Moisture Limits: {curve['moisture_limits'][0]}, {curve['moisture_limits'][1]}")</text:p>
      <text:p text:style-name="Standard"><text:s text:c="4"/>y -= 20</text:p>
      <text:p text:style-name="Standard"><text:s text:c="4"/>c.drawString(100, y, f"Notes: {curve['notes']}")</text:p>
      <text:p text:style-name="Standard"><text:s text:c="4"/>y -= 20</text:p>
      <text:p text:style-name="Standard"><text:s text:c="4"/>c.drawString(100, y, f"Moisture Result: {form['moisture_result']}")</text:p>
      <text:p text:style-name="Standard"><text:s text:c="4"/>y -= 20</text:p>
      <text:p text:style-name="Standard"><text:s text:c="4"/>c.drawString(100, y, f"Deflection Result: {form['deflection_result']}")</text:p>
      <text:p text:style-name="Standard"><text:s text:c="4"/>y -= 20</text:p>
      <text:p text:style-name="Standard"><text:s text:c="4"/>c.drawString(100, y, f"Overall Result: {form['overall_result']}")</text:p>
      <text:p text:style-name="Standard"><text:s text:c="4"/>y -= 20</text:p>
      <text:p text:style-name="Standard"><text:s text:c="4"/>c.drawString(100, y, f"Status: {form['status']}")</text:p>
      <text:p text:style-name="Standard"><text:s text:c="4"/>y -= 40</text:p>
      <text:p text:style-name="Standard"><text:s text:c="4"/>for test in form['tests']:</text:p>
      <text:p text:style-name="Standard"><text:s text:c="8"/>c.drawString(100, y, f"Test Type: {test['type']} - ID: {test['test_id']}")</text:p>
      <text:p text:style-name="Standard"><text:s text:c="8"/>y -= 20</text:p>
      <text:p text:style-name="Standard"><text:s text:c="8"/>for key, value in test.items():</text:p>
      <text:p text:style-name="Standard"><text:s text:c="12"/>if key not in ['type', 'test_id']:</text:p>
      <text:p text:style-name="Standard"><text:s text:c="16"/>c.drawString(120, y, f"{key.replace('_', ' ').title()}: {value}")</text:p>
      <text:p text:style-name="Standard"><text:s text:c="16"/>y -= 20</text:p>
      <text:p text:style-name="Standard"><text:s text:c="8"/>y -= 20</text:p>
      <text:p text:style-name="Standard"><text:s text:c="4"/>c.save()</text:p>
      <text:p text:style-name="Standard"><text:s text:c="4"/>return pdf_path</text:p>
      <text:p text:style-name="Standard"/>
      <text:p text:style-name="Standard">if __name__ == "__main__":</text:p>
      <text:p text:style-name="Standard"><text:s text:c="4"/>FieldTestsApp().run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20:28:19.161540500</meta:creation-date>
    <dc:date>2025-10-14T20:28:46.680095600</dc:date>
    <meta:editing-duration>PT27S</meta:editing-duration>
    <meta:editing-cycles>1</meta:editing-cycles>
    <meta:document-statistic meta:table-count="0" meta:image-count="0" meta:object-count="0" meta:page-count="22" meta:paragraph-count="952" meta:word-count="3102" meta:character-count="46232" meta:non-whitespace-character-count="36132"/>
    <meta:generator>LibreOffice/25.8.1.1$Windows_X86_64 LibreOffice_project/54047653041915e595ad4e45cccea684809c77b5</meta:generator>
  </office:meta>
</office:document-meta>
</file>